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8" style:family="table-cell" style:parent-style-name="Default" style:data-style-name="N126"/>
    <style:style style:name="ce9" style:family="table-cell" style:parent-style-name="Default" style:data-style-name="N126">
      <style:text-properties fo:color="#00a65d" fo:font-weight="bold" style:font-weight-asian="bold" style:font-weight-complex="bold"/>
    </style:style>
    <style:style style:name="ce10" style:family="table-cell" style:parent-style-name="Default" style:data-style-name="N61">
      <style:text-properties fo:color="#ce181e" fo:font-weight="bold" style:font-weight-asian="bold" style:font-weight-complex="bold"/>
    </style:style>
    <style:style style:name="ce11" style:family="table-cell" style:parent-style-name="Default" style:data-style-name="N126">
      <style:text-properties fo:color="#ce181e" fo:font-weight="bold" style:font-weight-asian="bold" style:font-weight-complex="bold"/>
    </style:style>
    <style:style style:name="ce12" style:family="table-cell" style:parent-style-name="Default" style:data-style-name="N61">
      <style:text-properties fo:color="#00a65d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5" style:family="table-cell" style:parent-style-name="Default" style:data-style-name="N125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]/([.C2]*[.G2])" office:value-type="float" office:value="-0.119406190550739" calcext:value-type="float">
            <text:p>-1.19E-01</text:p>
          </table:table-cell>
          <table:table-cell table:formula="of:=[.F2]/([.D2]*[.H2])" office:value-type="float" office:value="-0.118982892934023" calcext:value-type="float">
            <text:p>-1.19E-01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ABS([.I2]*[.K2])" office:value-type="float" office:value="1.8243922043446E+024" calcext:value-type="float">
            <text:p>1.82E+24</text:p>
          </table:table-cell>
          <table:table-cell table:formula="of:=ABS([.J2]*[.L2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100888393131" calcext:value-type="float">
            <text:p>1.91E-10</text:p>
          </table:table-cell>
          <table:table-cell office:value-type="float" office:value="0.0000010558137451706" calcext:value-type="float">
            <text:p>1.06E-06</text:p>
          </table:table-cell>
          <table:table-cell office:value-type="float" office:value="-0.0000000000015938557702478" calcext:value-type="float">
            <text:p>-1.59E-12</text:p>
          </table:table-cell>
          <table:table-cell office:value-type="float" office:value="-0.000000000001594026927214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]/([.C3]*[.G3])" office:value-type="float" office:value="-0.00834440648750651" calcext:value-type="float">
            <text:p>-8.34E-03</text:p>
          </table:table-cell>
          <table:table-cell table:formula="of:=[.F3]/([.D3]*[.H3])" office:value-type="float" office:value="-0.00834122367101081" calcext:value-type="float">
            <text:p>-8.34E-03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ABS([.I3]*[.K3])" office:value-type="float" office:value="1.01994511845484E+018" calcext:value-type="float">
            <text:p>1.02E+18</text:p>
          </table:table-cell>
          <table:table-cell table:formula="of:=ABS([.J3]*[.L3])" office:value-type="float" office:value="1.01955607962355E+018" calcext:value-type="float">
            <text:p>1.02E+1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]/([.C4]*[.G4])" office:value-type="float" office:value="-0.00758301041919211" calcext:value-type="float">
            <text:p>-7.58E-03</text:p>
          </table:table-cell>
          <table:table-cell table:formula="of:=[.F4]/([.D4]*[.H4])" office:value-type="float" office:value="-0.00758633375622302" calcext:value-type="float">
            <text:p>-7.59E-03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ABS([.I4]*[.K4])" office:value-type="float" office:value="115859864806250" calcext:value-type="float">
            <text:p>1.16E+14</text:p>
          </table:table-cell>
          <table:table-cell table:formula="of:=ABS([.J4]*[.L4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  <table:table-cell table:formula="of:=ABS([.J5]*[.L5])" office:value-type="float" office:value="0" calcext:value-type="float">
            <text:p>0.00E+0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]/([.C6]*[.G6])" office:value-type="float" office:value="-0.119406350386668" calcext:value-type="float">
            <text:p>-1.19E-01</text:p>
          </table:table-cell>
          <table:table-cell table:formula="of:=[.F6]/([.D6]*[.H6])" office:value-type="float" office:value="-0.119002981583281" calcext:value-type="float">
            <text:p>-1.19E-01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formula="of:=ABS([.I6]*[.K6])" office:value-type="float" office:value="1.8243946464577E+024" calcext:value-type="float">
            <text:p>1.82E+24</text:p>
          </table:table-cell>
          <table:table-cell table:formula="of:=ABS([.J6]*[.L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530828816172" calcext:value-type="float">
            <text:p>1.45E-10</text:p>
          </table:table-cell>
          <table:table-cell office:value-type="float" office:value="0.0000010117721291266" calcext:value-type="float">
            <text:p>1.01E-06</text:p>
          </table:table-cell>
          <table:table-cell office:value-type="float" office:value="-0.0000000000015142223095196" calcext:value-type="float">
            <text:p>-1.51E-12</text:p>
          </table:table-cell>
          <table:table-cell office:value-type="float" office:value="-0.0000000000017408881981894" calcext:value-type="float">
            <text:p>-1.74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7]/([.C7]*[.G7])" office:value-type="float" office:value="-0.0104207566455835" calcext:value-type="float">
            <text:p>-1.04E-02</text:p>
          </table:table-cell>
          <table:table-cell table:formula="of:=[.F7]/([.D7]*[.H7])" office:value-type="float" office:value="-0.0095062579447886" calcext:value-type="float">
            <text:p>-9.51E-03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formula="of:=ABS([.I7]*[.K7])" office:value-type="float" office:value="1.99021791708279E+019" calcext:value-type="float">
            <text:p>1.99E+19</text:p>
          </table:table-cell>
          <table:table-cell table:formula="of:=ABS([.J7]*[.L7])" office:value-type="float" office:value="1.81556153066365E+019" calcext:value-type="float">
            <text:p>1.82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270909813026" calcext:value-type="float">
            <text:p>1.43E-10</text:p>
          </table:table-cell>
          <table:table-cell office:value-type="float" office:value="0.000001256506167319" calcext:value-type="float">
            <text:p>1.26E-06</text:p>
          </table:table-cell>
          <table:table-cell office:value-type="float" office:value="-0.0000000000014669203652416" calcext:value-type="float">
            <text:p>-1.47E-12</text:p>
          </table:table-cell>
          <table:table-cell office:value-type="float" office:value="-0.0000000000018057180259182" calcext:value-type="float">
            <text:p>-1.8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8]/([.C8]*[.G8])" office:value-type="float" office:value="-0.0102790949172886" calcext:value-type="float">
            <text:p>-1.03E-02</text:p>
          </table:table-cell>
          <table:table-cell table:formula="of:=[.F8]/([.D8]*[.H8])" office:value-type="float" office:value="-0.00793974828306446" calcext:value-type="float">
            <text:p>-7.94E-03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formula="of:=ABS([.I8]*[.K8])" office:value-type="float" office:value="5.81677783679027E+018" calcext:value-type="float">
            <text:p>5.82E+18</text:p>
          </table:table-cell>
          <table:table-cell table:formula="of:=ABS([.J8]*[.L8])" office:value-type="float" office:value="4.49297843966257E+018" calcext:value-type="float">
            <text:p>4.49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843842406247" calcext:value-type="float">
            <text:p>1.28E-10</text:p>
          </table:table-cell>
          <table:table-cell office:value-type="float" office:value="0.0000015419981399671" calcext:value-type="float">
            <text:p>1.54E-06</text:p>
          </table:table-cell>
          <table:table-cell office:value-type="float" office:value="-0.000000000001422807285945" calcext:value-type="float">
            <text:p>-1.42E-12</text:p>
          </table:table-cell>
          <table:table-cell office:value-type="float" office:value="-0.0000000000018746965161361" calcext:value-type="float">
            <text:p>-1.8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9]/([.C9]*[.G9])" office:value-type="float" office:value="-0.0110777385843116" calcext:value-type="float">
            <text:p>-1.11E-02</text:p>
          </table:table-cell>
          <table:table-cell table:formula="of:=[.F9]/([.D9]*[.H9])" office:value-type="float" office:value="-0.00671689481797303" calcext:value-type="float">
            <text:p>-6.72E-03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formula="of:=ABS([.I9]*[.K9])" office:value-type="float" office:value="2.64461528095951E+018" calcext:value-type="float">
            <text:p>2.64E+18</text:p>
          </table:table-cell>
          <table:table-cell table:formula="of:=ABS([.J9]*[.L9])" office:value-type="float" office:value="1.60354051876312E+018" calcext:value-type="float">
            <text:p>1.60E+1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1098384721151" calcext:value-type="float">
            <text:p>1.11E-10</text:p>
          </table:table-cell>
          <table:table-cell office:value-type="float" office:value="0.0000019130608149094" calcext:value-type="float">
            <text:p>1.91E-06</text:p>
          </table:table-cell>
          <table:table-cell office:value-type="float" office:value="-0.0000000000013826443103473" calcext:value-type="float">
            <text:p>-1.38E-12</text:p>
          </table:table-cell>
          <table:table-cell office:value-type="float" office:value="-0.0000000000019472702093511" calcext:value-type="float">
            <text:p>-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0]/([.C10]*[.G10])" office:value-type="float" office:value="-0.0124580679539095" calcext:value-type="float">
            <text:p>-1.25E-02</text:p>
          </table:table-cell>
          <table:table-cell table:formula="of:=[.F10]/([.D10]*[.H10])" office:value-type="float" office:value="-0.00562365757682443" calcext:value-type="float">
            <text:p>-5.62E-03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formula="of:=ABS([.I10]*[.K10])" office:value-type="float" office:value="1.52276205791188E+018" calcext:value-type="float">
            <text:p>1.52E+18</text:p>
          </table:table-cell>
          <table:table-cell table:formula="of:=ABS([.J10]*[.L10])" office:value-type="float" office:value="6.87385268434788E+017" calcext:value-type="float">
            <text:p>6.87E+1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94215238794578" calcext:value-type="float">
            <text:p>9.42E-11</text:p>
          </table:table-cell>
          <table:table-cell office:value-type="float" office:value="0.0000023921208614663" calcext:value-type="float">
            <text:p>2.39E-06</text:p>
          </table:table-cell>
          <table:table-cell office:value-type="float" office:value="-0.0000000000013458681676743" calcext:value-type="float">
            <text:p>-1.35E-12</text:p>
          </table:table-cell>
          <table:table-cell office:value-type="float" office:value="-0.0000000000020233608072211" calcext:value-type="float">
            <text:p>-2.0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1]/([.C11]*[.G11])" office:value-type="float" office:value="-0.0142850369525546" calcext:value-type="float">
            <text:p>-1.43E-02</text:p>
          </table:table-cell>
          <table:table-cell table:formula="of:=[.F11]/([.D11]*[.H11])" office:value-type="float" office:value="-0.00467317064544956" calcext:value-type="float">
            <text:p>-4.67E-03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formula="of:=ABS([.I11]*[.K11])" office:value-type="float" office:value="1.01045966366642E+018" calcext:value-type="float">
            <text:p>1.01E+18</text:p>
          </table:table-cell>
          <table:table-cell table:formula="of:=ABS([.J11]*[.L11])" office:value-type="float" office:value="3.30559203615662E+017" calcext:value-type="float">
            <text:p>3.31E+1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8387343357184" calcext:value-type="float">
            <text:p>3.84E-11</text:p>
          </table:table-cell>
          <table:table-cell office:value-type="float" office:value="0.0000076894286058139" calcext:value-type="float">
            <text:p>7.69E-06</text:p>
          </table:table-cell>
          <table:table-cell office:value-type="float" office:value="-0.0000000000011787123235529" calcext:value-type="float">
            <text:p>-1.18E-12</text:p>
          </table:table-cell>
          <table:table-cell office:value-type="float" office:value="-0.0000000000025324079307542" calcext:value-type="float">
            <text:p>-2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2]/([.C12]*[.G12])" office:value-type="float" office:value="-0.0307057540446416" calcext:value-type="float">
            <text:p>-3.07E-02</text:p>
          </table:table-cell>
          <table:table-cell table:formula="of:=[.F12]/([.D12]*[.H12])" office:value-type="float" office:value="-0.00181953754362677" calcext:value-type="float">
            <text:p>-1.82E-03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formula="of:=ABS([.I12]*[.K12])" office:value-type="float" office:value="2.71498474309371E+017" calcext:value-type="float">
            <text:p>2.71E+17</text:p>
          </table:table-cell>
          <table:table-cell table:formula="of:=ABS([.J12]*[.L12])" office:value-type="float" office:value="1.60882441227492E+016" calcext:value-type="float">
            <text:p>1.61E+1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12691476378775" calcext:value-type="float">
            <text:p>1.27E-11</text:p>
          </table:table-cell>
          <table:table-cell office:value-type="float" office:value="0.000029837270190029" calcext:value-type="float">
            <text:p>2.98E-05</text:p>
          </table:table-cell>
          <table:table-cell office:value-type="float" office:value="-0.00000000000098970779022403" calcext:value-type="float">
            <text:p>-9.90E-13</text:p>
          </table:table-cell>
          <table:table-cell office:value-type="float" office:value="-0.000000000003686436773436" calcext:value-type="float">
            <text:p>-3.6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3]/([.C13]*[.G13])" office:value-type="float" office:value="-0.0779820850377345" calcext:value-type="float">
            <text:p>-7.80E-02</text:p>
          </table:table-cell>
          <table:table-cell table:formula="of:=[.F13]/([.D13]*[.H13])" office:value-type="float" office:value="-0.000682604469751064" calcext:value-type="float">
            <text:p>-6.83E-04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formula="of:=ABS([.I13]*[.K13])" office:value-type="float" office:value="8.61891271275553E+016" calcext:value-type="float">
            <text:p>8.62E+16</text:p>
          </table:table-cell>
          <table:table-cell table:formula="of:=ABS([.J13]*[.L13])" office:value-type="float" office:value="754443580121555" calcext:value-type="float">
            <text:p>7.54E+1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39211032837008" calcext:value-type="float">
            <text:p>3.92E-12</text:p>
          </table:table-cell>
          <table:table-cell office:value-type="float" office:value="0.00011699249625551" calcext:value-type="float">
            <text:p>1.17E-04</text:p>
          </table:table-cell>
          <table:table-cell office:value-type="float" office:value="-0.00000000000081025761233176" calcext:value-type="float">
            <text:p>-8.10E-13</text:p>
          </table:table-cell>
          <table:table-cell office:value-type="float" office:value="-0.0000000000061245802272649" calcext:value-type="float">
            <text:p>-6.1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4]/([.C14]*[.G14])" office:value-type="float" office:value="-0.206640211621007" calcext:value-type="float">
            <text:p>-2.07E-01</text:p>
          </table:table-cell>
          <table:table-cell table:formula="of:=[.F14]/([.D14]*[.H14])" office:value-type="float" office:value="-0.000289227607771036" calcext:value-type="float">
            <text:p>-2.89E-04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formula="of:=ABS([.I14]*[.K14])" office:value-type="float" office:value="2.85484471536794E+016" calcext:value-type="float">
            <text:p>2.85E+16</text:p>
          </table:table-cell>
          <table:table-cell table:formula="of:=ABS([.J14]*[.L14])" office:value-type="float" office:value="39958336332816.2" calcext:value-type="float">
            <text:p>4.00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5]/([.C15]*[.G15])" office:value-type="float" office:value="-0.57289561561969" calcext:value-type="float">
            <text:p>-5.73E-01</text:p>
          </table:table-cell>
          <table:table-cell table:formula="of:=[.F15]/([.D15]*[.H15])" office:value-type="float" office:value="-0.000130090410904139" calcext:value-type="float">
            <text:p>-1.30E-04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formula="of:=ABS([.I15]*[.K15])" office:value-type="float" office:value="8753200233748615" calcext:value-type="float">
            <text:p>8.75E+15</text:p>
          </table:table-cell>
          <table:table-cell table:formula="of:=ABS([.J15]*[.L15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7]/([.C17]*[.G17])" office:value-type="float" office:value="-0.11940651022246" calcext:value-type="float">
            <text:p>-1.19E-01</text:p>
          </table:table-cell>
          <table:table-cell table:formula="of:=[.F17]/([.D17]*[.H17])" office:value-type="float" office:value="-0.119021249876649" calcext:value-type="float">
            <text:p>-1.19E-01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ABS([.I17]*[.K17])" office:value-type="float" office:value="1.82439708856872E+024" calcext:value-type="float">
            <text:p>1.82E+24</text:p>
          </table:table-cell>
          <table:table-cell table:formula="of:=ABS([.J17]*[.L1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8]/([.C18]*[.G18])" office:value-type="float" office:value="-0.878302985063488" calcext:value-type="float">
            <text:p>-8.78E-01</text:p>
          </table:table-cell>
          <table:table-cell table:formula="of:=[.F18]/([.D18]*[.H18])" office:value-type="float" office:value="-0.000125588874040592" calcext:value-type="float">
            <text:p>-1.26E-0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ABS([.I18]*[.K18])" office:value-type="float" office:value="1.34194811141012E+016" calcext:value-type="float">
            <text:p>1.34E+16</text:p>
          </table:table-cell>
          <table:table-cell table:formula="of:=ABS([.J18]*[.L18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5]/([.C25]*[.G25])" office:value-type="float" office:value="-0.119406190550739" calcext:value-type="float">
            <text:p>-1.19E-01</text:p>
          </table:table-cell>
          <table:table-cell table:formula="of:=[.F25]/([.D25]*[.H25])" office:value-type="float" office:value="-0.118982892934023" calcext:value-type="float">
            <text:p>-1.19E-01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ABS([.I25]*[.K25])" office:value-type="float" office:value="1.8243922043446E+024" calcext:value-type="float">
            <text:p>1.82E+24</text:p>
          </table:table-cell>
          <table:table-cell table:formula="of:=ABS([.J25]*[.L25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6]/([.C26]*[.G26])" office:value-type="float" office:value="-0.119406350386668" calcext:value-type="float">
            <text:p>-1.19E-01</text:p>
          </table:table-cell>
          <table:table-cell table:formula="of:=[.F26]/([.D26]*[.H26])" office:value-type="float" office:value="-0.119002981583281" calcext:value-type="float">
            <text:p>-1.19E-01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ABS([.I26]*[.K26])" office:value-type="float" office:value="1.8243946464577E+024" calcext:value-type="float">
            <text:p>1.82E+24</text:p>
          </table:table-cell>
          <table:table-cell table:formula="of:=ABS([.J26]*[.L2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7]/([.C27]*[.G27])" office:value-type="float" office:value="-0.11940651022246" calcext:value-type="float">
            <text:p>-1.19E-01</text:p>
          </table:table-cell>
          <table:table-cell table:formula="of:=[.F27]/([.D27]*[.H27])" office:value-type="float" office:value="-0.119021249876649" calcext:value-type="float">
            <text:p>-1.19E-01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ABS([.I27]*[.K27])" office:value-type="float" office:value="1.82439708856872E+024" calcext:value-type="float">
            <text:p>1.82E+24</text:p>
          </table:table-cell>
          <table:table-cell table:formula="of:=ABS([.J27]*[.L2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9]/([.C29]*[.G29])" office:value-type="float" office:value="-0.00758301041919211" calcext:value-type="float">
            <text:p>-7.58E-03</text:p>
          </table:table-cell>
          <table:table-cell table:formula="of:=[.F29]/([.D29]*[.H29])" office:value-type="float" office:value="-0.00758633375622302" calcext:value-type="float">
            <text:p>-7.59E-03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ABS([.I29]*[.K29])" office:value-type="float" office:value="115859864806250" calcext:value-type="float">
            <text:p>1.16E+14</text:p>
          </table:table-cell>
          <table:table-cell table:formula="of:=ABS([.J29]*[.L2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0]/([.C30]*[.G30])" office:value-type="float" office:value="-0.57289561561969" calcext:value-type="float">
            <text:p>-5.73E-01</text:p>
          </table:table-cell>
          <table:table-cell table:formula="of:=[.F30]/([.D30]*[.H30])" office:value-type="float" office:value="-0.000130090410904139" calcext:value-type="float">
            <text:p>-1.30E-04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ABS([.I30]*[.K30])" office:value-type="float" office:value="8753200233748615" calcext:value-type="float">
            <text:p>8.75E+15</text:p>
          </table:table-cell>
          <table:table-cell table:formula="of:=ABS([.J30]*[.L30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1]/([.C31]*[.G31])" office:value-type="float" office:value="-0.878302985063488" calcext:value-type="float">
            <text:p>-8.78E-01</text:p>
          </table:table-cell>
          <table:table-cell table:formula="of:=[.F31]/([.D31]*[.H31])" office:value-type="float" office:value="-0.000125588874040592" calcext:value-type="float">
            <text:p>-1.26E-04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ABS([.I31]*[.K31])" office:value-type="float" office:value="1.34194811141012E+016" calcext:value-type="float">
            <text:p>1.34E+16</text:p>
          </table:table-cell>
          <table:table-cell table:formula="of:=ABS([.J31]*[.L31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6]/([.C36]*[.G36])" office:value-type="float" office:value="-0.119409332582411" calcext:value-type="float">
            <text:p>-1.19E-01</text:p>
          </table:table-cell>
          <table:table-cell table:formula="of:=[.F36]/([.D36]*[.H36])" office:value-type="float" office:value="-0.00457700396319476" calcext:value-type="float">
            <text:p>-4.58E-03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ABS([.I36]*[.K36])" office:value-type="float" office:value="1.8244402110523E+024" calcext:value-type="float">
            <text:p>1.82E+24</text:p>
          </table:table-cell>
          <table:table-cell table:formula="of:=ABS([.J36]*[.L36])" office:value-type="float" office:value="6.99314693081896E+022" calcext:value-type="float">
            <text:p>6.99E+2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7]/([.C37]*[.G37])" office:value-type="float" office:value="-0.119404642996265" calcext:value-type="float">
            <text:p>-1.19E-01</text:p>
          </table:table-cell>
          <table:table-cell table:formula="of:=[.F37]/([.D37]*[.H37])" office:value-type="float" office:value="-0.00479679113337615" calcext:value-type="float">
            <text:p>-4.80E-03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ABS([.I37]*[.K37])" office:value-type="float" office:value="1.82436855945395E+024" calcext:value-type="float">
            <text:p>1.82E+24</text:p>
          </table:table-cell>
          <table:table-cell table:formula="of:=ABS([.J37]*[.L37])" office:value-type="float" office:value="7.32895699061941E+022" calcext:value-type="float">
            <text:p>7.33E+2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5028217187" calcext:value-type="float">
            <text:p>1.88E-12</text:p>
          </table:table-cell>
          <table:table-cell office:value-type="float" office:value="0.0000000090090692243115" calcext:value-type="float">
            <text:p>9.01E-09</text:p>
          </table:table-cell>
          <table:table-cell office:value-type="float" office:value="-0.00000000000022477958737351" calcext:value-type="float">
            <text:p>-2.25E-13</text:p>
          </table:table-cell>
          <table:table-cell office:value-type="float" office:value="-0.00000000000024725861695733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8]/([.C38]*[.G38])" office:value-type="float" office:value="-0.119404648311916" calcext:value-type="float">
            <text:p>-1.19E-01</text:p>
          </table:table-cell>
          <table:table-cell table:formula="of:=[.F38]/([.D38]*[.H38])" office:value-type="float" office:value="-0.00501562921037487" calcext:value-type="float">
            <text:p>-5.02E-03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ABS([.I38]*[.K38])" office:value-type="float" office:value="1.82436864067111E+024" calcext:value-type="float">
            <text:p>1.82E+24</text:p>
          </table:table-cell>
          <table:table-cell table:formula="of:=ABS([.J38]*[.L38])" office:value-type="float" office:value="7.66331694285369E+022" calcext:value-type="float">
            <text:p>7.66E+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0]/([.C40]*[.G40])" office:value-type="float" office:value="-0.00327256944095584" calcext:value-type="float">
            <text:p>-3.27E-03</text:p>
          </table:table-cell>
          <table:table-cell table:formula="of:=[.F40]/([.D40]*[.H40])" office:value-type="float" office:value="-0.0031507633164674" calcext:value-type="float">
            <text:p>-3.15E-03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float" office:value="50001177901401.8" calcext:value-type="float">
            <text:p>5.00E+13</text:p>
          </table:table-cell>
          <table:table-cell table:formula="of:=ABS([.J40]*[.L4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1]/([.C41]*[.G41])" office:value-type="float" office:value="-0.0703779329034948" calcext:value-type="float">
            <text:p>-7.04E-02</text:p>
          </table:table-cell>
          <table:table-cell table:formula="of:=[.F41]/([.D41]*[.H41])" office:value-type="float" office:value="-0.000146339225419191" calcext:value-type="float">
            <text:p>-1.46E-04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float" office:value="1.07529560699337E+015" calcext:value-type="float">
            <text:p>1.08E+15</text:p>
          </table:table-cell>
          <table:table-cell table:formula="of:=ABS([.J41]*[.L41])" office:value-type="float" office:value="2235898664995.53" calcext:value-type="float">
            <text:p>2.24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4996809831531" calcext:value-type="float">
            <text:p>1.50E-11</text:p>
          </table:table-cell>
          <table:table-cell office:value-type="float" office:value="0.000030465445849132" calcext:value-type="float">
            <text:p>3.05E-05</text:p>
          </table:table-cell>
          <table:table-cell office:value-type="float" office:value="-0.0000000000016200042149337" calcext:value-type="float">
            <text:p>-1.62E-12</text:p>
          </table:table-cell>
          <table:table-cell office:value-type="float" office:value="-0.00000000002205104069145" calcext:value-type="float">
            <text:p>-2.21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2]/([.C42]*[.G42])" office:value-type="float" office:value="-0.108023255154414" calcext:value-type="float">
            <text:p>-1.08E-01</text:p>
          </table:table-cell>
          <table:table-cell table:formula="of:=[.F42]/([.D42]*[.H42])" office:value-type="float" office:value="-0.000132274297509213" calcext:value-type="float">
            <text:p>-1.32E-04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ABS([.I42]*[.K42])" office:value-type="float" office:value="1650473762563399" calcext:value-type="float">
            <text:p>1.65E+15</text:p>
          </table:table-cell>
          <table:table-cell table:formula="of:=ABS([.J42]*[.L42])" office:value-type="float" office:value="2021002396089.53" calcext:value-type="float">
            <text:p>2.02E+12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6]/([.C46]*[.G46])" office:value-type="float" office:value="-0.119406190550739" calcext:value-type="float">
            <text:p>-1.19E-01</text:p>
          </table:table-cell>
          <table:table-cell table:formula="of:=[.F46]/([.D46]*[.H46])" office:value-type="float" office:value="-0.118982892934023" calcext:value-type="float">
            <text:p>-1.19E-01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style-name="ce8" table:formula="of:=ABS([.I46]*[.K46])" office:value-type="float" office:value="1.8243922043446E+024" calcext:value-type="float">
            <text:p>1.82439E+24</text:p>
          </table:table-cell>
          <table:table-cell table:style-name="ce8" table:formula="of:=ABS([.J46]*[.L46])" office:value-type="float" office:value="1.81792469316706E+024" calcext:value-type="float">
            <text:p>1.8179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float" office:value="-0.119409332582411" calcext:value-type="float">
            <text:p>-1.19E-01</text:p>
          </table:table-cell>
          <table:table-cell table:formula="of:=[.F47]/([.D47]*[.H47])" office:value-type="float" office:value="-0.00457700396319476" calcext:value-type="float">
            <text:p>-4.58E-03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style-name="ce9" table:formula="of:=ABS([.I47]*[.K47])" office:value-type="float" office:value="1.8244402110523E+024" calcext:value-type="float">
            <text:p>1.82444E+24</text:p>
          </table:table-cell>
          <table:table-cell table:style-name="ce11" table:formula="of:=ABS([.J47]*[.L47])" office:value-type="float" office:value="6.99314693081896E+022" calcext:value-type="float">
            <text:p>6.99315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9]/([.C49]*[.G49])" office:value-type="float" office:value="-0.00758301041919211" calcext:value-type="float">
            <text:p>-7.58E-03</text:p>
          </table:table-cell>
          <table:table-cell table:formula="of:=[.F49]/([.D49]*[.H49])" office:value-type="float" office:value="-0.00758633375622302" calcext:value-type="float">
            <text:p>-7.59E-03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float" office:value="115859864806250" calcext:value-type="float">
            <text:p>1.16E+14</text:p>
          </table:table-cell>
          <table:table-cell table:formula="of:=ABS([.J49]*[.L4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float" office:value="-0.00327256944095584" calcext:value-type="float">
            <text:p>-3.27E-03</text:p>
          </table:table-cell>
          <table:table-cell table:formula="of:=[.F50]/([.D50]*[.H50])" office:value-type="float" office:value="-0.0031507633164674" calcext:value-type="float">
            <text:p>-3.15E-03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style-name="ce10" table:formula="of:=ABS([.I50]*[.K50])" office:value-type="float" office:value="50001177901401.8" calcext:value-type="float">
            <text:p>5.00E+13</text:p>
          </table:table-cell>
          <table:table-cell table:style-name="ce10" table:formula="of:=ABS([.J50]*[.L5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float" office:value="-0.119406350386668" calcext:value-type="float">
            <text:p>-1.19E-01</text:p>
          </table:table-cell>
          <table:table-cell table:formula="of:=[.F53]/([.D53]*[.H53])" office:value-type="float" office:value="-0.119002981583281" calcext:value-type="float">
            <text:p>-1.19E-01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style-name="ce8" table:formula="of:=ABS([.I53]*[.K53])" office:value-type="float" office:value="1.8243946464577E+024" calcext:value-type="float">
            <text:p>1.82439E+24</text:p>
          </table:table-cell>
          <table:table-cell table:style-name="ce8" table:formula="of:=ABS([.J53]*[.L53])" office:value-type="float" office:value="1.81823162511869E+024" calcext:value-type="float">
            <text:p>1.81823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float" office:value="-0.119404642996265" calcext:value-type="float">
            <text:p>-1.19E-01</text:p>
          </table:table-cell>
          <table:table-cell table:formula="of:=[.F54]/([.D54]*[.H54])" office:value-type="float" office:value="-0.00479679113337615" calcext:value-type="float">
            <text:p>-4.80E-03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style-name="ce11" table:formula="of:=ABS([.I54]*[.K54])" office:value-type="float" office:value="1.82436855945395E+024" calcext:value-type="float">
            <text:p>1.82437E+24</text:p>
          </table:table-cell>
          <table:table-cell table:style-name="ce11" table:formula="of:=ABS([.J54]*[.L54])" office:value-type="float" office:value="7.32895699061941E+022" calcext:value-type="float">
            <text:p>7.32896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float" office:value="-0.57289561561969" calcext:value-type="float">
            <text:p>-5.73E-01</text:p>
          </table:table-cell>
          <table:table-cell table:formula="of:=[.F56]/([.D56]*[.H56])" office:value-type="float" office:value="-0.000130090410904139" calcext:value-type="float">
            <text:p>-1.30E-04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float" office:value="8753200233748615" calcext:value-type="float">
            <text:p>8.75E+15</text:p>
          </table:table-cell>
          <table:table-cell table:formula="of:=ABS([.J56]*[.L56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float" office:value="-0.0703779329034948" calcext:value-type="float">
            <text:p>-7.04E-02</text:p>
          </table:table-cell>
          <table:table-cell table:formula="of:=[.F57]/([.D57]*[.H57])" office:value-type="float" office:value="-0.000146339225419191" calcext:value-type="float">
            <text:p>-1.46E-04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float" office:value="1.07529560699337E+015" calcext:value-type="float">
            <text:p>1.08E+15</text:p>
          </table:table-cell>
          <table:table-cell table:style-name="ce12" table:formula="of:=ABS([.J57]*[.L57])" office:value-type="float" office:value="2235898664995.53" calcext:value-type="float">
            <text:p>2.24E+12</text:p>
          </table:table-cell>
          <table:table-cell table:number-columns-repeated="1010"/>
        </table:table-row>
      </table:table>
      <table:table table:name="Data_2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]/([.C2]*[.G2])" office:value-type="string" office:string-value="" calcext:value-type="error">
            <text:p>#DIV/0!</text:p>
          </table:table-cell>
          <table:table-cell table:formula="of:=[.F2]/([.D2]*[.H2])" office:value-type="string" office:string-value="" calcext:value-type="error">
            <text:p>#DIV/0!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ABS([.I2]*[.K2])" office:value-type="string" office:string-value="" calcext:value-type="error">
            <text:p>#DIV/0!</text:p>
          </table:table-cell>
          <table:table-cell table:formula="of:=ABS([.J2]*[.L2])" office:value-type="string" office:string-value="" calcext:value-type="error">
            <text:p>#DIV/0!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]/([.C3]*[.G3])" office:value-type="string" office:string-value="" calcext:value-type="error">
            <text:p>#DIV/0!</text:p>
          </table:table-cell>
          <table:table-cell table:formula="of:=[.F3]/([.D3]*[.H3])" office:value-type="string" office:string-value="" calcext:value-type="error">
            <text:p>#DIV/0!</text:p>
          </table:table-cell>
          <table:table-cell table:formula="of:=6/(PI()*([.A3]*0.000000001)^3)" office:value-type="float" office:value="1.52788745368219E+022" calcext:value-type="float">
            <text:p>1.52788745368219E+022</text:p>
          </table:table-cell>
          <table:table-cell table:formula="of:=6/(PI()*([.A3]*0.000000001)^3)" office:value-type="float" office:value="1.52788745368219E+022" calcext:value-type="float">
            <text:p>1.52788745368219E+022</text:p>
          </table:table-cell>
          <table:table-cell table:formula="of:=ABS([.I3]*[.K3])" office:value-type="string" office:string-value="" calcext:value-type="error">
            <text:p>#DIV/0!</text:p>
          </table:table-cell>
          <table:table-cell table:formula="of:=ABS([.J3]*[.L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627146819948" calcext:value-type="float">
            <text:p>1.36E-10</text:p>
          </table:table-cell>
          <table:table-cell office:value-type="float" office:value="0.0000015722506850016" calcext:value-type="float">
            <text:p>1.57E-06</text:p>
          </table:table-cell>
          <table:table-cell office:value-type="float" office:value="0.000000000000030581295606334" calcext:value-type="float">
            <text:p>3.06E-14</text:p>
          </table:table-cell>
          <table:table-cell office:value-type="float" office:value="0.00000000000017173744732444" calcext:value-type="float">
            <text:p>1.72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]/([.C4]*[.G4])" office:value-type="float" office:value="0.000224414516188875" calcext:value-type="float">
            <text:p>2.24E-04</text:p>
          </table:table-cell>
          <table:table-cell table:formula="of:=[.F4]/([.D4]*[.H4])" office:value-type="float" office:value="0.000603482437550771" calcext:value-type="float">
            <text:p>6.03E-04</text:p>
          </table:table-cell>
          <table:table-cell table:formula="of:=6/(PI()*([.A4]*0.000000001)^3)" office:value-type="float" office:value="1.22230996294576E+020" calcext:value-type="float">
            <text:p>1.22230996294576E+020</text:p>
          </table:table-cell>
          <table:table-cell table:formula="of:=6/(PI()*([.A4]*0.000000001)^3)" office:value-type="float" office:value="1.22230996294576E+020" calcext:value-type="float">
            <text:p>1.22230996294576E+020</text:p>
          </table:table-cell>
          <table:table-cell table:formula="of:=ABS([.I4]*[.K4])" office:value-type="float" office:value="2.74304098967314E+016" calcext:value-type="float">
            <text:p>2.74E+16</text:p>
          </table:table-cell>
          <table:table-cell table:formula="of:=ABS([.J4]*[.L4])" office:value-type="float" office:value="7.37642595881097E+016" calcext:value-type="float">
            <text:p>7.38E+16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]/([.C5]*[.G5])" office:value-type="string" office:string-value="" calcext:value-type="error">
            <text:p>#DIV/0!</text:p>
          </table:table-cell>
          <table:table-cell table:formula="of:=[.F5]/([.D5]*[.H5])" office:value-type="string" office:string-value="" calcext:value-type="error">
            <text:p>#DIV/0!</text:p>
          </table:table-cell>
          <table:table-cell table:formula="of:=6/(PI()*([.A5]*0.000000001)^3)" office:value-type="float" office:value="1.52788745368219E+019" calcext:value-type="float">
            <text:p>1.52788745368219E+019</text:p>
          </table:table-cell>
          <table:table-cell table:formula="of:=6/(PI()*([.A5]*0.000000001)^3)" office:value-type="float" office:value="1.52788745368219E+019" calcext:value-type="float">
            <text:p>1.52788745368219E+019</text:p>
          </table:table-cell>
          <table:table-cell table:formula="of:=ABS([.I5]*[.K5])" office:value-type="string" office:string-value="" calcext:value-type="error">
            <text:p>#DIV/0!</text:p>
          </table:table-cell>
          <table:table-cell table:formula="of:=ABS([.J5]*[.L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]/([.C6]*[.G6])" office:value-type="string" office:string-value="" calcext:value-type="error">
            <text:p>#DIV/0!</text:p>
          </table:table-cell>
          <table:table-cell table:formula="of:=[.F6]/([.D6]*[.H6])" office:value-type="string" office:string-value="" calcext:value-type="error">
            <text:p>#DIV/0!</text:p>
          </table:table-cell>
          <table:table-cell table:formula="of:=6/(PI()*([.A6]*0.000000001)^3)" office:value-type="float" office:value="1.90985931710274E+018" calcext:value-type="float">
            <text:p>1.90985931710274E+018</text:p>
          </table:table-cell>
          <table:table-cell table:formula="of:=6/(PI()*([.A6]*0.000000001)^3)" office:value-type="float" office:value="1.90985931710274E+018" calcext:value-type="float">
            <text:p>1.90985931710274E+018</text:p>
          </table:table-cell>
          <table:table-cell table:formula="of:=ABS([.I6]*[.K6])" office:value-type="string" office:string-value="" calcext:value-type="error">
            <text:p>#DIV/0!</text:p>
          </table:table-cell>
          <table:table-cell table:formula="of:=ABS([.J6]*[.L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7]/([.C7]*[.G7])" office:value-type="string" office:string-value="" calcext:value-type="error">
            <text:p>#DIV/0!</text:p>
          </table:table-cell>
          <table:table-cell table:formula="of:=[.F7]/([.D7]*[.H7])" office:value-type="string" office:string-value="" calcext:value-type="error">
            <text:p>#DIV/0!</text:p>
          </table:table-cell>
          <table:table-cell table:formula="of:=6/(PI()*([.A7]*0.000000001)^3)" office:value-type="float" office:value="2.38732414637843E+017" calcext:value-type="float">
            <text:p>2.38732414637843E+017</text:p>
          </table:table-cell>
          <table:table-cell table:formula="of:=6/(PI()*([.A7]*0.000000001)^3)" office:value-type="float" office:value="2.38732414637843E+017" calcext:value-type="float">
            <text:p>2.38732414637843E+017</text:p>
          </table:table-cell>
          <table:table-cell table:formula="of:=ABS([.I7]*[.K7])" office:value-type="string" office:string-value="" calcext:value-type="error">
            <text:p>#DIV/0!</text:p>
          </table:table-cell>
          <table:table-cell table:formula="of:=ABS([.J7]*[.L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8]/([.C8]*[.G8])" office:value-type="string" office:string-value="" calcext:value-type="error">
            <text:p>#DIV/0!</text:p>
          </table:table-cell>
          <table:table-cell table:formula="of:=[.F8]/([.D8]*[.H8])" office:value-type="string" office:string-value="" calcext:value-type="error">
            <text:p>#DIV/0!</text:p>
          </table:table-cell>
          <table:table-cell table:formula="of:=6/(PI()*([.A8]*0.000000001)^3)" office:value-type="float" office:value="7.07355302630646E+016" calcext:value-type="float">
            <text:p>7.07355302630646E+016</text:p>
          </table:table-cell>
          <table:table-cell table:formula="of:=6/(PI()*([.A8]*0.000000001)^3)" office:value-type="float" office:value="7.07355302630646E+016" calcext:value-type="float">
            <text:p>7.07355302630646E+016</text:p>
          </table:table-cell>
          <table:table-cell table:formula="of:=ABS([.I8]*[.K8])" office:value-type="string" office:string-value="" calcext:value-type="error">
            <text:p>#DIV/0!</text:p>
          </table:table-cell>
          <table:table-cell table:formula="of:=ABS([.J8]*[.L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9]/([.C9]*[.G9])" office:value-type="string" office:string-value="" calcext:value-type="error">
            <text:p>#DIV/0!</text:p>
          </table:table-cell>
          <table:table-cell table:formula="of:=[.F9]/([.D9]*[.H9])" office:value-type="string" office:string-value="" calcext:value-type="error">
            <text:p>#DIV/0!</text:p>
          </table:table-cell>
          <table:table-cell table:formula="of:=6/(PI()*([.A9]*0.000000001)^3)" office:value-type="float" office:value="2.98415518297304E+016" calcext:value-type="float">
            <text:p>2.98415518297304E+016</text:p>
          </table:table-cell>
          <table:table-cell table:formula="of:=6/(PI()*([.A9]*0.000000001)^3)" office:value-type="float" office:value="2.98415518297304E+016" calcext:value-type="float">
            <text:p>2.98415518297304E+016</text:p>
          </table:table-cell>
          <table:table-cell table:formula="of:=ABS([.I9]*[.K9])" office:value-type="string" office:string-value="" calcext:value-type="error">
            <text:p>#DIV/0!</text:p>
          </table:table-cell>
          <table:table-cell table:formula="of:=ABS([.J9]*[.L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0]/([.C10]*[.G10])" office:value-type="string" office:string-value="" calcext:value-type="error">
            <text:p>#DIV/0!</text:p>
          </table:table-cell>
          <table:table-cell table:formula="of:=[.F10]/([.D10]*[.H10])" office:value-type="string" office:string-value="" calcext:value-type="error">
            <text:p>#DIV/0!</text:p>
          </table:table-cell>
          <table:table-cell table:formula="of:=6/(PI()*([.A10]*0.000000001)^3)" office:value-type="float" office:value="1.52788745368219E+016" calcext:value-type="float">
            <text:p>1.52788745368219E+016</text:p>
          </table:table-cell>
          <table:table-cell table:formula="of:=6/(PI()*([.A10]*0.000000001)^3)" office:value-type="float" office:value="1.52788745368219E+016" calcext:value-type="float">
            <text:p>1.52788745368219E+016</text:p>
          </table:table-cell>
          <table:table-cell table:formula="of:=ABS([.I10]*[.K10])" office:value-type="string" office:string-value="" calcext:value-type="error">
            <text:p>#DIV/0!</text:p>
          </table:table-cell>
          <table:table-cell table:formula="of:=ABS([.J10]*[.L1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table:style-name="ce26" office:value-type="float" office:value="5" calcext:value-type="float">
            <text:p>5</text:p>
          </table:table-cell>
          <table:table-cell table:style-name="ce2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3]/([.C13]*[.G13])" office:value-type="string" office:string-value="" calcext:value-type="error">
            <text:p>#DIV/0!</text:p>
          </table:table-cell>
          <table:table-cell table:formula="of:=[.F13]/([.D13]*[.H13])" office:value-type="string" office:string-value="" calcext:value-type="error">
            <text:p>#DIV/0!</text:p>
          </table:table-cell>
          <table:table-cell table:formula="of:=6/(PI()*([.A13]*0.000000001)^3)" office:value-type="float" office:value="1.5278874536822E+025" calcext:value-type="float">
            <text:p>1.5278874536822E+025</text:p>
          </table:table-cell>
          <table:table-cell table:formula="of:=6/(PI()*([.A13]*0.000000001)^3)" office:value-type="float" office:value="1.5278874536822E+025" calcext:value-type="float">
            <text:p>1.5278874536822E+025</text:p>
          </table:table-cell>
          <table:table-cell table:formula="of:=ABS([.I13]*[.K13])" office:value-type="string" office:string-value="" calcext:value-type="error">
            <text:p>#DIV/0!</text:p>
          </table:table-cell>
          <table:table-cell table:formula="of:=ABS([.J13]*[.L13])" office:value-type="string" office:string-value="" calcext:value-type="error">
            <text:p>#DIV/0!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4]/([.C14]*[.G14])" office:value-type="string" office:string-value="" calcext:value-type="error">
            <text:p>#DIV/0!</text:p>
          </table:table-cell>
          <table:table-cell table:formula="of:=[.F14]/([.D14]*[.H14])" office:value-type="string" office:string-value="" calcext:value-type="error">
            <text:p>#DIV/0!</text:p>
          </table:table-cell>
          <table:table-cell table:formula="of:=6/(PI()*([.A14]*0.000000001)^3)" office:value-type="float" office:value="1.52788745368219E+022" calcext:value-type="float">
            <text:p>1.52788745368219E+022</text:p>
          </table:table-cell>
          <table:table-cell table:formula="of:=6/(PI()*([.A14]*0.000000001)^3)" office:value-type="float" office:value="1.52788745368219E+022" calcext:value-type="float">
            <text:p>1.52788745368219E+022</text:p>
          </table:table-cell>
          <table:table-cell table:formula="of:=ABS([.I14]*[.K14])" office:value-type="string" office:string-value="" calcext:value-type="error">
            <text:p>#DIV/0!</text:p>
          </table:table-cell>
          <table:table-cell table:formula="of:=ABS([.J14]*[.L1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13627146819948" calcext:value-type="float">
            <text:p>1.36E-10</text:p>
          </table:table-cell>
          <table:table-cell office:value-type="float" office:value="0.0000015722506850016" calcext:value-type="float">
            <text:p>1.57E-06</text:p>
          </table:table-cell>
          <table:table-cell office:value-type="float" office:value="0.000000000000030581295606334" calcext:value-type="float">
            <text:p>3.06E-14</text:p>
          </table:table-cell>
          <table:table-cell office:value-type="float" office:value="0.00000000000017173744732444" calcext:value-type="float">
            <text:p>1.72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5]/([.C15]*[.G15])" office:value-type="float" office:value="0.000224414516188875" calcext:value-type="float">
            <text:p>2.24E-04</text:p>
          </table:table-cell>
          <table:table-cell table:formula="of:=[.F15]/([.D15]*[.H15])" office:value-type="float" office:value="0.000603482437550771" calcext:value-type="float">
            <text:p>6.03E-04</text:p>
          </table:table-cell>
          <table:table-cell table:formula="of:=6/(PI()*([.A15]*0.000000001)^3)" office:value-type="float" office:value="1.22230996294576E+020" calcext:value-type="float">
            <text:p>1.22230996294576E+020</text:p>
          </table:table-cell>
          <table:table-cell table:formula="of:=6/(PI()*([.A15]*0.000000001)^3)" office:value-type="float" office:value="1.22230996294576E+020" calcext:value-type="float">
            <text:p>1.22230996294576E+020</text:p>
          </table:table-cell>
          <table:table-cell table:formula="of:=ABS([.I15]*[.K15])" office:value-type="float" office:value="2.74304098967314E+016" calcext:value-type="float">
            <text:p>2.74E+16</text:p>
          </table:table-cell>
          <table:table-cell table:formula="of:=ABS([.J15]*[.L15])" office:value-type="float" office:value="7.37642595881097E+016" calcext:value-type="float">
            <text:p>7.38E+16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6]/([.C16]*[.G16])" office:value-type="string" office:string-value="" calcext:value-type="error">
            <text:p>#DIV/0!</text:p>
          </table:table-cell>
          <table:table-cell table:formula="of:=[.F16]/([.D16]*[.H16])" office:value-type="string" office:string-value="" calcext:value-type="error">
            <text:p>#DIV/0!</text:p>
          </table:table-cell>
          <table:table-cell table:formula="of:=6/(PI()*([.A16]*0.000000001)^3)" office:value-type="float" office:value="1.52788745368219E+019" calcext:value-type="float">
            <text:p>1.52788745368219E+019</text:p>
          </table:table-cell>
          <table:table-cell table:formula="of:=6/(PI()*([.A16]*0.000000001)^3)" office:value-type="float" office:value="1.52788745368219E+019" calcext:value-type="float">
            <text:p>1.52788745368219E+019</text:p>
          </table:table-cell>
          <table:table-cell table:formula="of:=ABS([.I16]*[.K16])" office:value-type="string" office:string-value="" calcext:value-type="error">
            <text:p>#DIV/0!</text:p>
          </table:table-cell>
          <table:table-cell table:formula="of:=ABS([.J16]*[.L1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7]/([.C17]*[.G17])" office:value-type="string" office:string-value="" calcext:value-type="error">
            <text:p>#DIV/0!</text:p>
          </table:table-cell>
          <table:table-cell table:formula="of:=[.F17]/([.D17]*[.H17])" office:value-type="string" office:string-value="" calcext:value-type="error">
            <text:p>#DIV/0!</text:p>
          </table:table-cell>
          <table:table-cell table:formula="of:=6/(PI()*([.A17]*0.000000001)^3)" office:value-type="float" office:value="1.90985931710274E+018" calcext:value-type="float">
            <text:p>1.90985931710274E+018</text:p>
          </table:table-cell>
          <table:table-cell table:formula="of:=6/(PI()*([.A17]*0.000000001)^3)" office:value-type="float" office:value="1.90985931710274E+018" calcext:value-type="float">
            <text:p>1.90985931710274E+018</text:p>
          </table:table-cell>
          <table:table-cell table:formula="of:=ABS([.I17]*[.K17])" office:value-type="string" office:string-value="" calcext:value-type="error">
            <text:p>#DIV/0!</text:p>
          </table:table-cell>
          <table:table-cell table:formula="of:=ABS([.J17]*[.L1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8]/([.C18]*[.G18])" office:value-type="string" office:string-value="" calcext:value-type="error">
            <text:p>#DIV/0!</text:p>
          </table:table-cell>
          <table:table-cell table:formula="of:=[.F18]/([.D18]*[.H18])" office:value-type="string" office:string-value="" calcext:value-type="error">
            <text:p>#DIV/0!</text:p>
          </table:table-cell>
          <table:table-cell table:formula="of:=6/(PI()*([.A18]*0.000000001)^3)" office:value-type="float" office:value="2.38732414637843E+017" calcext:value-type="float">
            <text:p>2.38732414637843E+017</text:p>
          </table:table-cell>
          <table:table-cell table:formula="of:=6/(PI()*([.A18]*0.000000001)^3)" office:value-type="float" office:value="2.38732414637843E+017" calcext:value-type="float">
            <text:p>2.38732414637843E+017</text:p>
          </table:table-cell>
          <table:table-cell table:formula="of:=ABS([.I18]*[.K18])" office:value-type="string" office:string-value="" calcext:value-type="error">
            <text:p>#DIV/0!</text:p>
          </table:table-cell>
          <table:table-cell table:formula="of:=ABS([.J18]*[.L1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9]/([.C19]*[.G19])" office:value-type="string" office:string-value="" calcext:value-type="error">
            <text:p>#DIV/0!</text:p>
          </table:table-cell>
          <table:table-cell table:formula="of:=[.F19]/([.D19]*[.H19])" office:value-type="string" office:string-value="" calcext:value-type="error">
            <text:p>#DIV/0!</text:p>
          </table:table-cell>
          <table:table-cell table:formula="of:=6/(PI()*([.A19]*0.000000001)^3)" office:value-type="float" office:value="7.07355302630646E+016" calcext:value-type="float">
            <text:p>7.07355302630646E+016</text:p>
          </table:table-cell>
          <table:table-cell table:formula="of:=6/(PI()*([.A19]*0.000000001)^3)" office:value-type="float" office:value="7.07355302630646E+016" calcext:value-type="float">
            <text:p>7.07355302630646E+016</text:p>
          </table:table-cell>
          <table:table-cell table:formula="of:=ABS([.I19]*[.K19])" office:value-type="string" office:string-value="" calcext:value-type="error">
            <text:p>#DIV/0!</text:p>
          </table:table-cell>
          <table:table-cell table:formula="of:=ABS([.J19]*[.L1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0]/([.C20]*[.G20])" office:value-type="string" office:string-value="" calcext:value-type="error">
            <text:p>#DIV/0!</text:p>
          </table:table-cell>
          <table:table-cell table:formula="of:=[.F20]/([.D20]*[.H20])" office:value-type="string" office:string-value="" calcext:value-type="error">
            <text:p>#DIV/0!</text:p>
          </table:table-cell>
          <table:table-cell table:formula="of:=6/(PI()*([.A20]*0.000000001)^3)" office:value-type="float" office:value="2.98415518297304E+016" calcext:value-type="float">
            <text:p>2.98415518297304E+016</text:p>
          </table:table-cell>
          <table:table-cell table:formula="of:=6/(PI()*([.A20]*0.000000001)^3)" office:value-type="float" office:value="2.98415518297304E+016" calcext:value-type="float">
            <text:p>2.98415518297304E+016</text:p>
          </table:table-cell>
          <table:table-cell table:formula="of:=ABS([.I20]*[.K20])" office:value-type="string" office:string-value="" calcext:value-type="error">
            <text:p>#DIV/0!</text:p>
          </table:table-cell>
          <table:table-cell table:formula="of:=ABS([.J20]*[.L2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1]/([.C21]*[.G21])" office:value-type="string" office:string-value="" calcext:value-type="error">
            <text:p>#DIV/0!</text:p>
          </table:table-cell>
          <table:table-cell table:formula="of:=[.F21]/([.D21]*[.H21])" office:value-type="string" office:string-value="" calcext:value-type="error">
            <text:p>#DIV/0!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ABS([.I21]*[.K21])" office:value-type="string" office:string-value="" calcext:value-type="error">
            <text:p>#DIV/0!</text:p>
          </table:table-cell>
          <table:table-cell table:formula="of:=ABS([.J21]*[.L2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Plots" table:style-name="ta1">
        <table:shapes>
          <draw:frame draw:z-index="0" draw:style-name="gr1" draw:text-style-name="P1" svg:width="453.51pt" svg:height="255.09pt" svg:x="13.46pt" svg:y="59.47pt">
            <draw:object draw:notify-on-update-of-ranges="Data.A6:Data.A15 Data.M6:Data.M15 Data.A6:Data.A15 Data.N6:Data.N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48.53pt" svg:height="256.99pt" svg:x="9.27pt" svg:y="347.19pt">
            <draw:object draw:notify-on-update-of-ranges="Data.B25:Data.B27 Data.M25:Data.M27 Data.B25:Data.B27 Data.N25:Data.N27 Data.B29:Data.B31 Data.N29:Data.N31 Data.B29:Data.B31 Data.M29:Data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48.53pt" svg:height="256.99pt" svg:x="472.82pt" svg:y="347.1pt">
            <draw:object draw:notify-on-update-of-ranges="Data.B36:Data.B38 Data.M36:Data.M38 Data.B36:Data.B38 Data.N36:Data.N38 Data.B40:Data.B42 Data.M40:Data.M42 Data.B40:Data.B42 Data.N40:Data.N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1.234E+024*[.A3]^-2.317" office:value-type="float" office:value="665756108183667" calcext:value-type="float">
            <text:p>6.6576E+14</text:p>
          </table:table-cell>
          <table:table-cell table:style-name="ce15" table:formula="of:=1.6377E+028*[.A3]^-4.3261" office:value-type="float" office:value="81252054102.7085" calcext:value-type="float">
            <text:p>8.1252E+10</text:p>
          </table:table-cell>
        </table:table-row>
      </table:table>
      <table:table table:name="Data_converted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6" office:value-type="string" calcext:value-type="string">
            <text:p>atomic_vol</text:p>
          </table:table-cell>
          <table:table-cell table:style-name="ce16" office:value-type="string" calcext:value-type="string">
            <text:p>Di</text:p>
          </table:table-cell>
          <table:table-cell table:style-name="ce16" office:value-type="string" calcext:value-type="string">
            <text:p>length_scale</text:p>
          </table:table-cell>
          <table:table-cell table:style-name="ce16" table:number-columns-repeated="1021"/>
        </table:table-row>
        <table:table-row table:style-name="ro1">
          <table:table-cell table:style-name="ce17" office:value-type="float" office:value="1.206E-029" calcext:value-type="float">
            <text:p>1.21E-29</text:p>
          </table:table-cell>
          <table:table-cell table:style-name="ce17" office:value-type="float" office:value="0.00000000110661083073233" calcext:value-type="float">
            <text:p>1.11E-09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6" table:number-columns-repeated="102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ci(1/m3)</text:p>
          </table:table-cell>
          <table:table-cell table:style-name="ce1" office:value-type="string" calcext:value-type="string">
            <text:p>cv(1/m3)</text:p>
          </table:table-cell>
          <table:table-cell table:style-name="ce1" office:value-type="string" calcext:value-type="string">
            <text:p>ji(1/s)</text:p>
          </table:table-cell>
          <table:table-cell table:style-name="ce1" office:value-type="string" calcext:value-type="string">
            <text:p>jv(1/s)</text:p>
          </table:table-cell>
          <table:table-cell table:style-name="ce1" office:value-type="string" calcext:value-type="string">
            <text:p>Di(m2/s)</text:p>
          </table:table-cell>
          <table:table-cell table:style-name="ce1" office:value-type="string" calcext:value-type="string">
            <text:p>Dv(m2/s)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$Data.C2]/[.$A$2]" office:value-type="float" office:value="1.56088687699909E+017" calcext:value-type="float">
            <text:p>1.56E+17</text:p>
          </table:table-cell>
          <table:table-cell table:formula="of:=[$Data.D2]/[.$A$2]" office:value-type="float" office:value="8.65436422522803E+020" calcext:value-type="float">
            <text:p>8.65E+20</text:p>
          </table:table-cell>
          <table:table-cell table:formula="of:=[$Data.E2]*[.$B$2]*[.$C$2]/[.$A$2]" office:value-type="float" office:value="-0.00206249635145189" calcext:value-type="float">
            <text:p>-2.06E-03</text:p>
          </table:table-cell>
          <table:table-cell table:formula="of:=[$Data.F2]*[.$B$2]*[.$C$2]/[.$A$2]" office:value-type="float" office:value="-0.00206249632924159" calcext:value-type="float">
            <text:p>-2.06E-03</text:p>
          </table:table-cell>
          <table:table-cell table:formula="of:=[$Data.G2]*[.$B$2]" office:value-type="float" office:value="0.00000000110661083073233" calcext:value-type="float">
            <text:p>1.10661083073233E-09</text:p>
          </table:table-cell>
          <table:table-cell table:formula="of:=[$Data.H2]*[.$B$2]" office:value-type="float" office:value="0.000000000000200296560362552" calcext:value-type="float">
            <text:p>2.00296560362552E-13</text:p>
          </table:table-cell>
          <table:table-cell table:formula="of:=[.E5]/([.C5]*[.G5])" office:value-type="float" office:value="-0.0000000000119406190550739" calcext:value-type="float">
            <text:p>-1.19E-11</text:p>
          </table:table-cell>
          <table:table-cell table:formula="of:=[.F5]/([.D5]*[.H5])" office:value-type="float" office:value="-0.0000000000118982892934023" calcext:value-type="float">
            <text:p>-1.19E-11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[.I5]*[.K5]" office:value-type="float" office:value="-182439220434.46" calcext:value-type="float">
            <text:p>-1.82E+11</text:p>
          </table:table-cell>
          <table:table-cell table:formula="of:=[.J5]*[.L5]" office:value-type="float" office:value="-181792469316.7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$Data.C3]/[.$A$2]" office:value-type="float" office:value="1.58382159147023E+019" calcext:value-type="float">
            <text:p>1.58E+19</text:p>
          </table:table-cell>
          <table:table-cell table:formula="of:=[$Data.D3]/[.$A$2]" office:value-type="float" office:value="8.75467450390216E+022" calcext:value-type="float">
            <text:p>8.75E+22</text:p>
          </table:table-cell>
          <table:table-cell table:formula="of:=[$Data.E3]*[.$B$2]*[.$C$2]/[.$A$2]" office:value-type="float" office:value="-0.0146250253563967" calcext:value-type="float">
            <text:p>-1.46E-02</text:p>
          </table:table-cell>
          <table:table-cell table:formula="of:=[$Data.F3]*[.$B$2]*[.$C$2]/[.$A$2]" office:value-type="float" office:value="-0.0146265958717633" calcext:value-type="float">
            <text:p>-1.46E-02</text:p>
          </table:table-cell>
          <table:table-cell table:formula="of:=[$Data.G3]*[.$B$2]" office:value-type="float" office:value="0.00000000110661083073233" calcext:value-type="float">
            <text:p>1.10661083073233E-09</text:p>
          </table:table-cell>
          <table:table-cell table:formula="of:=[$Data.H3]*[.$B$2]" office:value-type="float" office:value="0.000000000000200296560362552" calcext:value-type="float">
            <text:p>2.00296560362552E-13</text:p>
          </table:table-cell>
          <table:table-cell table:formula="of:=[.E6]/([.C6]*[.G6])" office:value-type="float" office:value="-0.000000000000834440648750651" calcext:value-type="float">
            <text:p>-8.34E-13</text:p>
          </table:table-cell>
          <table:table-cell table:formula="of:=[.F6]/([.D6]*[.H6])" office:value-type="float" office:value="-0.000000000000834122367101081" calcext:value-type="float">
            <text:p>-8.34E-13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[.I6]*[.K6]" office:value-type="float" office:value="-101994511.845484" calcext:value-type="float">
            <text:p>-1.02E+08</text:p>
          </table:table-cell>
          <table:table-cell table:formula="of:=[.J6]*[.L6]" office:value-type="float" office:value="-101955607.962355" calcext:value-type="float">
            <text:p>-1.02E+0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$Data.C4]/[.$A$2]" office:value-type="float" office:value="1.74294711484146E+019" calcext:value-type="float">
            <text:p>1.74E+19</text:p>
          </table:table-cell>
          <table:table-cell table:formula="of:=[$Data.D4]/[.$A$2]" office:value-type="float" office:value="9.62526136464345E+022" calcext:value-type="float">
            <text:p>9.63E+22</text:p>
          </table:table-cell>
          <table:table-cell table:formula="of:=[$Data.E4]*[.$B$2]*[.$C$2]/[.$A$2]" office:value-type="float" office:value="-0.0146258386810817" calcext:value-type="float">
            <text:p>-1.46E-02</text:p>
          </table:table-cell>
          <table:table-cell table:formula="of:=[$Data.F4]*[.$B$2]*[.$C$2]/[.$A$2]" office:value-type="float" office:value="-0.0146257440103159" calcext:value-type="float">
            <text:p>-1.46E-02</text:p>
          </table:table-cell>
          <table:table-cell table:formula="of:=[$Data.G4]*[.$B$2]" office:value-type="float" office:value="0.00000000110661083073233" calcext:value-type="float">
            <text:p>1.10661083073233E-09</text:p>
          </table:table-cell>
          <table:table-cell table:formula="of:=[$Data.H4]*[.$B$2]" office:value-type="float" office:value="0.000000000000200296560362552" calcext:value-type="float">
            <text:p>2.00296560362552E-13</text:p>
          </table:table-cell>
          <table:table-cell table:formula="of:=[.E7]/([.C7]*[.G7])" office:value-type="float" office:value="-0.000000000000758301041919211" calcext:value-type="float">
            <text:p>-7.58E-13</text:p>
          </table:table-cell>
          <table:table-cell table:formula="of:=[.F7]/([.D7]*[.H7])" office:value-type="float" office:value="-0.000000000000758633375622302" calcext:value-type="float">
            <text:p>-7.59E-13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[.I7]*[.K7]" office:value-type="float" office:value="-11585.986480625" calcext:value-type="float">
            <text:p>-1.16E+04</text:p>
          </table:table-cell>
          <table:table-cell table:formula="of:=[.J7]*[.L7]" office:value-type="float" office:value="-11591.0641655789" calcext:value-type="float">
            <text:p>-1.16E+04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$Data.C6]/[.$A$2]" office:value-type="float" office:value="1.56087730757811E+017" calcext:value-type="float">
            <text:p>1.56E+17</text:p>
          </table:table-cell>
          <table:table-cell table:formula="of:=[$Data.D6]/[.$A$2]" office:value-type="float" office:value="9.08554859326451E+020" calcext:value-type="float">
            <text:p>9.09E+20</text:p>
          </table:table-cell>
          <table:table-cell table:formula="of:=[$Data.E6]*[.$B$2]*[.$C$2]/[.$A$2]" office:value-type="float" office:value="-0.0020624864676042" calcext:value-type="float">
            <text:p>-2.06E-03</text:p>
          </table:table-cell>
          <table:table-cell table:formula="of:=[$Data.F6]*[.$B$2]*[.$C$2]/[.$A$2]" office:value-type="float" office:value="-0.00216562117633862" calcext:value-type="float">
            <text:p>-2.17E-03</text:p>
          </table:table-cell>
          <table:table-cell table:formula="of:=[$Data.G6]*[.$B$2]" office:value-type="float" office:value="0.00000000110661083073233" calcext:value-type="float">
            <text:p>1.10661083073233E-09</text:p>
          </table:table-cell>
          <table:table-cell table:formula="of:=[$Data.H6]*[.$B$2]" office:value-type="float" office:value="0.000000000000200296560362552" calcext:value-type="float">
            <text:p>2.00296560362552E-13</text:p>
          </table:table-cell>
          <table:table-cell table:formula="of:=[.E9]/([.C9]*[.G9])" office:value-type="float" office:value="-0.0000000000119406350386668" calcext:value-type="float">
            <text:p>-1.19E-11</text:p>
          </table:table-cell>
          <table:table-cell table:formula="of:=[.F9]/([.D9]*[.H9])" office:value-type="float" office:value="-0.0000000000119002981583281" calcext:value-type="float">
            <text:p>-1.19E-11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[.I9]*[.K9]" office:value-type="float" office:value="-182439464645.77" calcext:value-type="float">
            <text:p>-1.82E+11</text:p>
          </table:table-cell>
          <table:table-cell table:formula="of:=[.J9]*[.L9]" office:value-type="float" office:value="-181823162511.869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$Data.C7]/[.$A$2]" office:value-type="float" office:value="1.20487801129121E+019" calcext:value-type="float">
            <text:p>1.20E+19</text:p>
          </table:table-cell>
          <table:table-cell table:formula="of:=[$Data.D7]/[.$A$2]" office:value-type="float" office:value="8.38948697451576E+022" calcext:value-type="float">
            <text:p>8.39E+22</text:p>
          </table:table-cell>
          <table:table-cell table:formula="of:=[$Data.E7]*[.$B$2]*[.$C$2]/[.$A$2]" office:value-type="float" office:value="-0.013894318473059" calcext:value-type="float">
            <text:p>-1.39E-02</text:p>
          </table:table-cell>
          <table:table-cell table:formula="of:=[$Data.F7]*[.$B$2]*[.$C$2]/[.$A$2]" office:value-type="float" office:value="-0.0159741769088763" calcext:value-type="float">
            <text:p>-1.60E-02</text:p>
          </table:table-cell>
          <table:table-cell table:formula="of:=[$Data.G7]*[.$B$2]" office:value-type="float" office:value="0.00000000110661083073233" calcext:value-type="float">
            <text:p>1.10661083073233E-09</text:p>
          </table:table-cell>
          <table:table-cell table:formula="of:=[$Data.H7]*[.$B$2]" office:value-type="float" office:value="0.000000000000200296560362552" calcext:value-type="float">
            <text:p>2.00296560362552E-13</text:p>
          </table:table-cell>
          <table:table-cell table:formula="of:=[.E10]/([.C10]*[.G10])" office:value-type="float" office:value="-0.00000000000104207566455835" calcext:value-type="float">
            <text:p>-1.04E-12</text:p>
          </table:table-cell>
          <table:table-cell table:formula="of:=[.F10]/([.D10]*[.H10])" office:value-type="float" office:value="-0.00000000000095062579447886" calcext:value-type="float">
            <text:p>-9.51E-13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[.I10]*[.K10]" office:value-type="float" office:value="-1990217917.08279" calcext:value-type="float">
            <text:p>-1.99E+09</text:p>
          </table:table-cell>
          <table:table-cell table:formula="of:=[.J10]*[.L10]" office:value-type="float" office:value="-1815561530.66365" calcext:value-type="float">
            <text:p>-1.82E+0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$Data.C8]/[.$A$2]" office:value-type="float" office:value="1.18332585514312E+019" calcext:value-type="float">
            <text:p>1.18E+19</text:p>
          </table:table-cell>
          <table:table-cell table:formula="of:=[$Data.D8]/[.$A$2]" office:value-type="float" office:value="1.04187907737894E+023" calcext:value-type="float">
            <text:p>1.04E+23</text:p>
          </table:table-cell>
          <table:table-cell table:formula="of:=[$Data.E8]*[.$B$2]*[.$C$2]/[.$A$2]" office:value-type="float" office:value="-0.0134602816251922" calcext:value-type="float">
            <text:p>-1.35E-02</text:p>
          </table:table-cell>
          <table:table-cell table:formula="of:=[$Data.F8]*[.$B$2]*[.$C$2]/[.$A$2]" office:value-type="float" office:value="-0.016569047468737" calcext:value-type="float">
            <text:p>-1.66E-02</text:p>
          </table:table-cell>
          <table:table-cell table:formula="of:=[$Data.G8]*[.$B$2]" office:value-type="float" office:value="0.00000000110661083073233" calcext:value-type="float">
            <text:p>1.10661083073233E-09</text:p>
          </table:table-cell>
          <table:table-cell table:formula="of:=[$Data.H8]*[.$B$2]" office:value-type="float" office:value="0.000000000000200296560362552" calcext:value-type="float">
            <text:p>2.00296560362552E-13</text:p>
          </table:table-cell>
          <table:table-cell table:formula="of:=[.E11]/([.C11]*[.G11])" office:value-type="float" office:value="-0.00000000000102790949172886" calcext:value-type="float">
            <text:p>-1.03E-12</text:p>
          </table:table-cell>
          <table:table-cell table:formula="of:=[.F11]/([.D11]*[.H11])" office:value-type="float" office:value="-0.000000000000793974828306446" calcext:value-type="float">
            <text:p>-7.94E-13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[.I11]*[.K11]" office:value-type="float" office:value="-581677783.679027" calcext:value-type="float">
            <text:p>-5.82E+08</text:p>
          </table:table-cell>
          <table:table-cell table:formula="of:=[.J11]*[.L11]" office:value-type="float" office:value="-449297843.966257" calcext:value-type="float">
            <text:p>-4.49E+0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$Data.C9]/[.$A$2]" office:value-type="float" office:value="1.06499522439859E+019" calcext:value-type="float">
            <text:p>1.06E+19</text:p>
          </table:table-cell>
          <table:table-cell table:formula="of:=[$Data.D9]/[.$A$2]" office:value-type="float" office:value="1.27860542285829E+023" calcext:value-type="float">
            <text:p>1.28E+23</text:p>
          </table:table-cell>
          <table:table-cell table:formula="of:=[$Data.E9]*[.$B$2]*[.$C$2]/[.$A$2]" office:value-type="float" office:value="-0.0130555054118707" calcext:value-type="float">
            <text:p>-1.31E-02</text:p>
          </table:table-cell>
          <table:table-cell table:formula="of:=[$Data.F9]*[.$B$2]*[.$C$2]/[.$A$2]" office:value-type="float" office:value="-0.0172019856475321" calcext:value-type="float">
            <text:p>-1.72E-02</text:p>
          </table:table-cell>
          <table:table-cell table:formula="of:=[$Data.G9]*[.$B$2]" office:value-type="float" office:value="0.00000000110661083073233" calcext:value-type="float">
            <text:p>1.10661083073233E-09</text:p>
          </table:table-cell>
          <table:table-cell table:formula="of:=[$Data.H9]*[.$B$2]" office:value-type="float" office:value="0.000000000000200296560362552" calcext:value-type="float">
            <text:p>2.00296560362552E-13</text:p>
          </table:table-cell>
          <table:table-cell table:formula="of:=[.E12]/([.C12]*[.G12])" office:value-type="float" office:value="-0.00000000000110777385843116" calcext:value-type="float">
            <text:p>-1.11E-12</text:p>
          </table:table-cell>
          <table:table-cell table:formula="of:=[.F12]/([.D12]*[.H12])" office:value-type="float" office:value="-0.000000000000671689481797303" calcext:value-type="float">
            <text:p>-6.72E-13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[.I12]*[.K12]" office:value-type="float" office:value="-264461528.095951" calcext:value-type="float">
            <text:p>-2.64E+08</text:p>
          </table:table-cell>
          <table:table-cell table:formula="of:=[.J12]*[.L12]" office:value-type="float" office:value="-160354051.876312" calcext:value-type="float">
            <text:p>-1.60E+0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$Data.C10]/[.$A$2]" office:value-type="float" office:value="9.2026407306393E+018" calcext:value-type="float">
            <text:p>9.20E+18</text:p>
          </table:table-cell>
          <table:table-cell table:formula="of:=[$Data.D10]/[.$A$2]" office:value-type="float" office:value="1.58628591617695E+023" calcext:value-type="float">
            <text:p>1.59E+23</text:p>
          </table:table-cell>
          <table:table-cell table:formula="of:=[$Data.E10]*[.$B$2]*[.$C$2]/[.$A$2]" office:value-type="float" office:value="-0.0126869748663413" calcext:value-type="float">
            <text:p>-1.27E-02</text:p>
          </table:table-cell>
          <table:table-cell table:formula="of:=[$Data.F10]*[.$B$2]*[.$C$2]/[.$A$2]" office:value-type="float" office:value="-0.0178679129687425" calcext:value-type="float">
            <text:p>-1.79E-02</text:p>
          </table:table-cell>
          <table:table-cell table:formula="of:=[$Data.G10]*[.$B$2]" office:value-type="float" office:value="0.00000000110661083073233" calcext:value-type="float">
            <text:p>1.10661083073233E-09</text:p>
          </table:table-cell>
          <table:table-cell table:formula="of:=[$Data.H10]*[.$B$2]" office:value-type="float" office:value="0.000000000000200296560362552" calcext:value-type="float">
            <text:p>2.00296560362552E-13</text:p>
          </table:table-cell>
          <table:table-cell table:formula="of:=[.E13]/([.C13]*[.G13])" office:value-type="float" office:value="-0.00000000000124580679539095" calcext:value-type="float">
            <text:p>-1.25E-12</text:p>
          </table:table-cell>
          <table:table-cell table:formula="of:=[.F13]/([.D13]*[.H13])" office:value-type="float" office:value="-0.000000000000562365757682443" calcext:value-type="float">
            <text:p>-5.62E-13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[.I13]*[.K13]" office:value-type="float" office:value="-152276205.791188" calcext:value-type="float">
            <text:p>-1.52E+08</text:p>
          </table:table-cell>
          <table:table-cell table:formula="of:=[.J13]*[.L13]" office:value-type="float" office:value="-68738526.8434788" calcext:value-type="float">
            <text:p>-6.87E+0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[$Data.C11]/[.$A$2]" office:value-type="float" office:value="7.81220885527181E+018" calcext:value-type="float">
            <text:p>7.81E+18</text:p>
          </table:table-cell>
          <table:table-cell table:formula="of:=[$Data.D11]/[.$A$2]" office:value-type="float" office:value="1.98351646887753E+023" calcext:value-type="float">
            <text:p>1.98E+23</text:p>
          </table:table-cell>
          <table:table-cell table:formula="of:=[$Data.E11]*[.$B$2]*[.$C$2]/[.$A$2]" office:value-type="float" office:value="-0.0123495214849607" calcext:value-type="float">
            <text:p>-1.23E-02</text:p>
          </table:table-cell>
          <table:table-cell table:formula="of:=[$Data.F11]*[.$B$2]*[.$C$2]/[.$A$2]" office:value-type="float" office:value="-0.0185661109763697" calcext:value-type="float">
            <text:p>-1.86E-02</text:p>
          </table:table-cell>
          <table:table-cell table:formula="of:=[$Data.G11]*[.$B$2]" office:value-type="float" office:value="0.00000000110661083073233" calcext:value-type="float">
            <text:p>1.10661083073233E-09</text:p>
          </table:table-cell>
          <table:table-cell table:formula="of:=[$Data.H11]*[.$B$2]" office:value-type="float" office:value="0.000000000000200296560362552" calcext:value-type="float">
            <text:p>2.00296560362552E-13</text:p>
          </table:table-cell>
          <table:table-cell table:formula="of:=[.E14]/([.C14]*[.G14])" office:value-type="float" office:value="-0.00000000000142850369525546" calcext:value-type="float">
            <text:p>-1.43E-12</text:p>
          </table:table-cell>
          <table:table-cell table:formula="of:=[.F14]/([.D14]*[.H14])" office:value-type="float" office:value="-0.000000000000467317064544956" calcext:value-type="float">
            <text:p>-4.67E-13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[.I14]*[.K14]" office:value-type="float" office:value="-101045966.366642" calcext:value-type="float">
            <text:p>-1.01E+08</text:p>
          </table:table-cell>
          <table:table-cell table:formula="of:=[.J14]*[.L14]" office:value-type="float" office:value="-33055920.3615662" calcext:value-type="float">
            <text:p>-3.31E+0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$Data.C12]/[.$A$2]" office:value-type="float" office:value="3.18303012911973E+018" calcext:value-type="float">
            <text:p>3.18E+18</text:p>
          </table:table-cell>
          <table:table-cell table:formula="of:=[$Data.D12]/[.$A$2]" office:value-type="float" office:value="6.37597728508615E+023" calcext:value-type="float">
            <text:p>6.38E+23</text:p>
          </table:table-cell>
          <table:table-cell table:formula="of:=[$Data.E12]*[.$B$2]*[.$C$2]/[.$A$2]" office:value-type="float" office:value="-0.0108157199300274" calcext:value-type="float">
            <text:p>-1.08E-02</text:p>
          </table:table-cell>
          <table:table-cell table:formula="of:=[$Data.F12]*[.$B$2]*[.$C$2]/[.$A$2]" office:value-type="float" office:value="-0.0232370650415012" calcext:value-type="float">
            <text:p>-2.32E-02</text:p>
          </table:table-cell>
          <table:table-cell table:formula="of:=[$Data.G12]*[.$B$2]" office:value-type="float" office:value="0.00000000110661083073233" calcext:value-type="float">
            <text:p>1.10661083073233E-09</text:p>
          </table:table-cell>
          <table:table-cell table:formula="of:=[$Data.H12]*[.$B$2]" office:value-type="float" office:value="0.000000000000200296560362552" calcext:value-type="float">
            <text:p>2.00296560362552E-13</text:p>
          </table:table-cell>
          <table:table-cell table:formula="of:=[.E15]/([.C15]*[.G15])" office:value-type="float" office:value="-0.00000000000307057540446416" calcext:value-type="float">
            <text:p>-3.07E-12</text:p>
          </table:table-cell>
          <table:table-cell table:formula="of:=[.F15]/([.D15]*[.H15])" office:value-type="float" office:value="-0.000000000000181953754362677" calcext:value-type="float">
            <text:p>-1.82E-13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[.I15]*[.K15]" office:value-type="float" office:value="-27149847.4309371" calcext:value-type="float">
            <text:p>-2.71E+07</text:p>
          </table:table-cell>
          <table:table-cell table:formula="of:=[.J15]*[.L15]" office:value-type="float" office:value="-1608824.41227492" calcext:value-type="float">
            <text:p>-1.61E+0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formula="of:=[$Data.C13]/[.$A$2]" office:value-type="float" office:value="1.0523612254374E+018" calcext:value-type="float">
            <text:p>1.05E+18</text:p>
          </table:table-cell>
          <table:table-cell table:formula="of:=[$Data.D13]/[.$A$2]" office:value-type="float" office:value="2.47406883831086E+024" calcext:value-type="float">
            <text:p>2.47E+24</text:p>
          </table:table-cell>
          <table:table-cell table:formula="of:=[$Data.E13]*[.$B$2]*[.$C$2]/[.$A$2]" office:value-type="float" office:value="-0.00908143747862415" calcext:value-type="float">
            <text:p>-9.08E-03</text:p>
          </table:table-cell>
          <table:table-cell table:formula="of:=[$Data.F13]*[.$B$2]*[.$C$2]/[.$A$2]" office:value-type="float" office:value="-0.0338262923739156" calcext:value-type="float">
            <text:p>-3.38E-02</text:p>
          </table:table-cell>
          <table:table-cell table:formula="of:=[$Data.G13]*[.$B$2]" office:value-type="float" office:value="0.00000000110661083073233" calcext:value-type="float">
            <text:p>1.10661083073233E-09</text:p>
          </table:table-cell>
          <table:table-cell table:formula="of:=[$Data.H13]*[.$B$2]" office:value-type="float" office:value="0.000000000000200296560362552" calcext:value-type="float">
            <text:p>2.00296560362552E-13</text:p>
          </table:table-cell>
          <table:table-cell table:formula="of:=[.E16]/([.C16]*[.G16])" office:value-type="float" office:value="-0.00000000000779820850377345" calcext:value-type="float">
            <text:p>-7.80E-12</text:p>
          </table:table-cell>
          <table:table-cell table:formula="of:=[.F16]/([.D16]*[.H16])" office:value-type="float" office:value="-0.0000000000000682604469751064" calcext:value-type="float">
            <text:p>-6.83E-14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[.I16]*[.K16]" office:value-type="float" office:value="-8618912.71275553" calcext:value-type="float">
            <text:p>-8.62E+06</text:p>
          </table:table-cell>
          <table:table-cell table:formula="of:=[.J16]*[.L16]" office:value-type="float" office:value="-75444.3580121555" calcext:value-type="float">
            <text:p>-7.54E+0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formula="of:=[$Data.C14]/[.$A$2]" office:value-type="float" office:value="3.25132942263748E+017" calcext:value-type="float">
            <text:p>3.25E+17</text:p>
          </table:table-cell>
          <table:table-cell table:formula="of:=[$Data.D14]/[.$A$2]" office:value-type="float" office:value="9.70087033627778E+024" calcext:value-type="float">
            <text:p>9.70E+24</text:p>
          </table:table-cell>
          <table:table-cell table:formula="of:=[$Data.E14]*[.$B$2]*[.$C$2]/[.$A$2]" office:value-type="float" office:value="-0.00743482462263386" calcext:value-type="float">
            <text:p>-7.43E-03</text:p>
          </table:table-cell>
          <table:table-cell table:formula="of:=[$Data.F14]*[.$B$2]*[.$C$2]/[.$A$2]" office:value-type="float" office:value="-0.0561983981192406" calcext:value-type="float">
            <text:p>-5.62E-02</text:p>
          </table:table-cell>
          <table:table-cell table:formula="of:=[$Data.G14]*[.$B$2]" office:value-type="float" office:value="0.00000000110661083073233" calcext:value-type="float">
            <text:p>1.10661083073233E-09</text:p>
          </table:table-cell>
          <table:table-cell table:formula="of:=[$Data.H14]*[.$B$2]" office:value-type="float" office:value="0.000000000000200296560362552" calcext:value-type="float">
            <text:p>2.00296560362552E-13</text:p>
          </table:table-cell>
          <table:table-cell table:formula="of:=[.E17]/([.C17]*[.G17])" office:value-type="float" office:value="-0.0000000000206640211621007" calcext:value-type="float">
            <text:p>-2.07E-11</text:p>
          </table:table-cell>
          <table:table-cell table:formula="of:=[.F17]/([.D17]*[.H17])" office:value-type="float" office:value="-0.0000000000000289227607771036" calcext:value-type="float">
            <text:p>-2.89E-14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[.I17]*[.K17]" office:value-type="float" office:value="-2854844.71536793" calcext:value-type="float">
            <text:p>-2.85E+06</text:p>
          </table:table-cell>
          <table:table-cell table:formula="of:=[.J17]*[.L17]" office:value-type="float" office:value="-3995.83363328162" calcext:value-type="float">
            <text:p>-4.00E+0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formula="of:=[$Data.C15]/[.$A$2]" office:value-type="float" office:value="9.5058241567927E+016" calcext:value-type="float">
            <text:p>9.51E+16</text:p>
          </table:table-cell>
          <table:table-cell table:formula="of:=[$Data.D15]/[.$A$2]" office:value-type="float" office:value="3.86492552157032E+025" calcext:value-type="float">
            <text:p>3.86E+25</text:p>
          </table:table-cell>
          <table:table-cell table:formula="of:=[$Data.E15]*[.$B$2]*[.$C$2]/[.$A$2]" office:value-type="float" office:value="-0.00602643103987846" calcext:value-type="float">
            <text:p>-6.03E-03</text:p>
          </table:table-cell>
          <table:table-cell table:formula="of:=[$Data.F15]*[.$B$2]*[.$C$2]/[.$A$2]" office:value-type="float" office:value="-0.100707057353309" calcext:value-type="float">
            <text:p>-1.01E-01</text:p>
          </table:table-cell>
          <table:table-cell table:formula="of:=[$Data.G15]*[.$B$2]" office:value-type="float" office:value="0.00000000110661083073233" calcext:value-type="float">
            <text:p>1.10661083073233E-09</text:p>
          </table:table-cell>
          <table:table-cell table:formula="of:=[$Data.H15]*[.$B$2]" office:value-type="float" office:value="0.000000000000200296560362552" calcext:value-type="float">
            <text:p>2.00296560362552E-13</text:p>
          </table:table-cell>
          <table:table-cell table:formula="of:=[.E18]/([.C18]*[.G18])" office:value-type="float" office:value="-0.000000000057289561561969" calcext:value-type="float">
            <text:p>-5.73E-11</text:p>
          </table:table-cell>
          <table:table-cell table:formula="of:=[.F18]/([.D18]*[.H18])" office:value-type="float" office:value="-0.0000000000000130090410904139" calcext:value-type="float">
            <text:p>-1.30E-1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[.I18]*[.K18]" office:value-type="float" office:value="-875320.023374862" calcext:value-type="float">
            <text:p>-8.75E+05</text:p>
          </table:table-cell>
          <table:table-cell table:formula="of:=[.J18]*[.L18]" office:value-type="float" office:value="-198.763506664795" calcext:value-type="float">
            <text:p>-1.99E+02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$Data.C17]/[.$A$2]" office:value-type="float" office:value="1.56086773827786E+017" calcext:value-type="float">
            <text:p>1.56E+17</text:p>
          </table:table-cell>
          <table:table-cell table:formula="of:=[$Data.D17]/[.$A$2]" office:value-type="float" office:value="9.51673296196849E+020" calcext:value-type="float">
            <text:p>9.52E+20</text:p>
          </table:table-cell>
          <table:table-cell table:formula="of:=[$Data.E17]*[.$B$2]*[.$C$2]/[.$A$2]" office:value-type="float" office:value="-0.00206247658387984" calcext:value-type="float">
            <text:p>-2.06E-03</text:p>
          </table:table-cell>
          <table:table-cell table:formula="of:=[$Data.F17]*[.$B$2]*[.$C$2]/[.$A$2]" office:value-type="float" office:value="-0.00226874602355908" calcext:value-type="float">
            <text:p>-2.27E-03</text:p>
          </table:table-cell>
          <table:table-cell table:formula="of:=[$Data.G17]*[.$B$2]" office:value-type="float" office:value="0.00000000110661083073233" calcext:value-type="float">
            <text:p>1.10661083073233E-09</text:p>
          </table:table-cell>
          <table:table-cell table:formula="of:=[$Data.H17]*[.$B$2]" office:value-type="float" office:value="0.000000000000200296560362552" calcext:value-type="float">
            <text:p>2.00296560362552E-13</text:p>
          </table:table-cell>
          <table:table-cell table:formula="of:=[.E20]/([.C20]*[.G20])" office:value-type="float" office:value="-0.000000000011940651022246" calcext:value-type="float">
            <text:p>-1.19E-11</text:p>
          </table:table-cell>
          <table:table-cell table:formula="of:=[.F20]/([.D20]*[.H20])" office:value-type="float" office:value="-0.0000000000119021249876649" calcext:value-type="float">
            <text:p>-1.19E-11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[.I20]*[.K20]" office:value-type="float" office:value="-182439708856.872" calcext:value-type="float">
            <text:p>-1.82E+11</text:p>
          </table:table-cell>
          <table:table-cell table:formula="of:=[.J20]*[.L20]" office:value-type="float" office:value="-181851074408.1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$Data.C18]/[.$A$2]" office:value-type="float" office:value="4.95408627112538E+016" calcext:value-type="float">
            <text:p>4.95E+16</text:p>
          </table:table-cell>
          <table:table-cell table:formula="of:=[$Data.D18]/[.$A$2]" office:value-type="float" office:value="7.68034096053657E+025" calcext:value-type="float">
            <text:p>7.68E+25</text:p>
          </table:table-cell>
          <table:table-cell table:formula="of:=[$Data.E18]*[.$B$2]*[.$C$2]/[.$A$2]" office:value-type="float" office:value="-0.00481507260858865" calcext:value-type="float">
            <text:p>-4.82E-03</text:p>
          </table:table-cell>
          <table:table-cell table:formula="of:=[$Data.F18]*[.$B$2]*[.$C$2]/[.$A$2]" office:value-type="float" office:value="-0.19319912655319" calcext:value-type="float">
            <text:p>-1.93E-01</text:p>
          </table:table-cell>
          <table:table-cell table:formula="of:=[$Data.G18]*[.$B$2]" office:value-type="float" office:value="0.00000000110661083073233" calcext:value-type="float">
            <text:p>1.10661083073233E-09</text:p>
          </table:table-cell>
          <table:table-cell table:formula="of:=[$Data.H18]*[.$B$2]" office:value-type="float" office:value="0.000000000000200296560362552" calcext:value-type="float">
            <text:p>2.00296560362552E-13</text:p>
          </table:table-cell>
          <table:table-cell table:formula="of:=[.E21]/([.C21]*[.G21])" office:value-type="float" office:value="-0.0000000000878302985063488" calcext:value-type="float">
            <text:p>-8.78E-11</text:p>
          </table:table-cell>
          <table:table-cell table:formula="of:=[.F21]/([.D21]*[.H21])" office:value-type="float" office:value="-0.0000000000000125588874040592" calcext:value-type="float">
            <text:p>-1.26E-14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[.I21]*[.K21]" office:value-type="float" office:value="-1341948.11141012" calcext:value-type="float">
            <text:p>-1.34E+06</text:p>
          </table:table-cell>
          <table:table-cell table:formula="of:=[.J21]*[.L21]" office:value-type="float" office:value="-191.885664968694" calcext:value-type="float">
            <text:p>-1.92E+02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1:52:41.309847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1:20:42.575455825</meta:creation-date>
    <dc:date>2020-09-21T12:06:39.271655929</dc:date>
    <meta:editing-duration>PT4H38M26S</meta:editing-duration>
    <meta:editing-cycles>50</meta:editing-cycles>
    <meta:generator>LibreOffice/6.0.7.3$Linux_X86_64 LibreOffice_project/00m0$Build-3</meta:generator>
    <meta:document-statistic meta:table-count="4" meta:cell-count="11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124"/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5" style:family="chart" style:data-style-name="N125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1cm" svg:y="0.318cm" chart:style-name="ch2">
          <text:p>Effect of Domain Size on Sink Strengths</text:p>
        </chart:title>
        <chart:legend chart:legend-position="end" svg:x="12.83cm" svg:y="3.454cm" style:legend-expansion="high" chart:style-name="ch3"/>
        <chart:plot-area chart:style-name="ch4" table:cell-range-address="Data.A6:Data.A15 Data.M6:Data.N15" chart:data-source-has-labels="row" svg:x="1.331cm" svg:y="1.275cm" svg:width="11.179cm" svg:height="6.564cm">
          <chartooo:coordinate-region svg:x="3.064cm" svg:y="1.474cm" svg:width="9.074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.M6:Data.M15" loext:label-string="ksi" chart:class="chart:scatter">
            <chart:domain table:cell-range-address="Data.A6:Data.A15"/>
            <chart:regression-curve chart:style-name="ch11">
              <chart:equation chart:display-equation="true" chart:display-r-square="false" svg:x="5.249cm" svg:y="3.754cm" chart:style-name="ch12"/>
            </chart:regression-curve>
            <chart:data-point chart:repeated="10"/>
          </chart:series>
          <chart:series chart:style-name="ch13" chart:values-cell-range-address="Data.N6:Data.N15" loext:label-string="ksv" chart:class="chart:scatter">
            <chart:regression-curve chart:style-name="ch14">
              <chart:equation chart:display-equation="true" chart:display-r-square="false" svg:x="3.12cm" svg:y="6.596cm" chart:style-name="ch15"/>
            </chart:regression-curve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6:Data.A15</svg:desc>
                </draw:g>
              </table:table-cell>
              <table:table-cell office:value-type="float" office:value="1.8243946464577E+024">
                <text:p>1.8243946464577E+024</text:p>
                <draw:g>
                  <svg:desc>Data.M6:Data.M15</svg:desc>
                </draw:g>
              </table:table-cell>
              <table:table-cell office:value-type="float" office:value="1.81823162511869E+024">
                <text:p>1.81823162511869E+024</text:p>
                <draw:g>
                  <svg:desc>Data.N6:Data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99021791708279E+019">
                <text:p>1.99021791708279E+019</text:p>
              </table:table-cell>
              <table:table-cell office:value-type="float" office:value="1.81556153066365E+019">
                <text:p>1.81556153066365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5.81677783679027E+018">
                <text:p>5.81677783679027E+018</text:p>
              </table:table-cell>
              <table:table-cell office:value-type="float" office:value="4.49297843966257E+018">
                <text:p>4.49297843966257E+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64461528095951E+018">
                <text:p>2.64461528095951E+018</text:p>
              </table:table-cell>
              <table:table-cell office:value-type="float" office:value="1.60354051876312E+018">
                <text:p>1.60354051876312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.52276205791188E+018">
                <text:p>1.52276205791188E+018</text:p>
              </table:table-cell>
              <table:table-cell office:value-type="float" office:value="6.87385268434788E+017">
                <text:p>6.87385268434788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01045966366642E+018">
                <text:p>1.01045966366642E+018</text:p>
              </table:table-cell>
              <table:table-cell office:value-type="float" office:value="3.30559203615662E+017">
                <text:p>3.3055920361566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.71498474309371E+017">
                <text:p>2.71498474309371E+017</text:p>
              </table:table-cell>
              <table:table-cell office:value-type="float" office:value="1.60882441227492E+016">
                <text:p>1.608824412274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8.61891271275553E+016">
                <text:p>8.61891271275553E+016</text:p>
              </table:table-cell>
              <table:table-cell office:value-type="float" office:value="754443580121555">
                <text:p>754443580121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">
                <text:p>2400</text:p>
              </table:table-cell>
              <table:table-cell office:value-type="float" office:value="2.85484471536794E+016">
                <text:p>2.85484471536794E+016</text:p>
              </table:table-cell>
              <table:table-cell office:value-type="float" office:value="39958336332816.2">
                <text:p>3995833633281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8753200233748615">
                <text:p>8753200233748615</text:p>
              </table:table-cell>
              <table:table-cell office:value-type="float" office:value="1987635066647.95">
                <text:p>1987635066647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1.583cm" svg:y="0.282cm" chart:style-name="ch2">
          <text:p>Effect of Bias Rate on Interstitials Sink Strength (773K)</text:p>
        </chart:title>
        <chart:legend chart:legend-position="end" svg:x="12.092cm" svg:y="3.487cm" style:legend-expansion="high" chart:style-name="ch3"/>
        <chart:plot-area chart:style-name="ch4" table:cell-range-address="Data.B25:Data.B27 Data.M25:Data.N27 Data.M29:Data.N31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25:Data.M27" loext:label-string="nano_ksi" chart:class="chart:scatter">
            <chart:domain table:cell-range-address="Data.B25:Data.B27"/>
            <chart:data-point chart:repeated="3"/>
          </chart:series>
          <chart:series chart:style-name="ch11" chart:values-cell-range-address="Data.N25:Data.N27" loext:label-string="nano_ksv" chart:class="chart:scatter">
            <chart:data-point chart:repeated="3"/>
          </chart:series>
          <chart:series chart:style-name="ch12" chart:values-cell-range-address="Data.N29:Data.N31" loext:label-string="micro_ksv" chart:class="chart:scatter">
            <chart:domain table:cell-range-address="Data.B29:Data.B31"/>
            <chart:data-point chart:repeated="3"/>
          </chart:series>
          <chart:series chart:style-name="ch13" chart:values-cell-range-address="Data.M29:Data.M31" loext:label-string="micro_ksi" chart:class="chart:scatter">
            <chart:domain table:cell-range-address="Data.B29:Data.B31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25:Data.B27</svg:desc>
                </draw:g>
              </table:table-cell>
              <table:table-cell office:value-type="float" office:value="1.8243922043446E+024">
                <text:p>1.8243922043446E+024</text:p>
                <draw:g>
                  <svg:desc>Data.M25:Data.M27</svg:desc>
                </draw:g>
              </table:table-cell>
              <table:table-cell office:value-type="float" office:value="1.81792469316706E+024">
                <text:p>1.81792469316706E+024</text:p>
                <draw:g>
                  <svg:desc>Data.N25:Data.N27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910641655789">
                <text:p>115910641655789</text:p>
                <draw:g>
                  <svg:desc>Data.N29:Data.N31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859864806250">
                <text:p>115859864806250</text:p>
                <draw:g>
                  <svg:desc>Data.M29:Data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946464577E+024">
                <text:p>1.8243946464577E+024</text:p>
              </table:table-cell>
              <table:table-cell office:value-type="float" office:value="1.81823162511869E+024">
                <text:p>1.81823162511869E+024</text:p>
              </table:table-cell>
              <table:table-cell office:value-type="float" office:value="5">
                <text:p>5</text:p>
              </table:table-cell>
              <table:table-cell office:value-type="float" office:value="1987635066647.95">
                <text:p>1987635066647.95</text:p>
              </table:table-cell>
              <table:table-cell office:value-type="float" office:value="5">
                <text:p>5</text:p>
              </table:table-cell>
              <table:table-cell office:value-type="float" office:value="8753200233748615">
                <text:p>8753200233748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9708856872E+024">
                <text:p>1.82439708856872E+024</text:p>
              </table:table-cell>
              <table:table-cell office:value-type="float" office:value="1.81851074408106E+024">
                <text:p>1.81851074408106E+024</text:p>
              </table:table-cell>
              <table:table-cell office:value-type="float" office:value="10">
                <text:p>10</text:p>
              </table:table-cell>
              <table:table-cell office:value-type="float" office:value="1918856649686.94">
                <text:p>1918856649686.94</text:p>
              </table:table-cell>
              <table:table-cell office:value-type="float" office:value="10">
                <text:p>10</text:p>
              </table:table-cell>
              <table:table-cell office:value-type="float" office:value="1.34194811141012E+016">
                <text:p>1.34194811141012E+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2.312cm" svg:y="0.284cm" chart:style-name="ch2">
          <text:p>Effect of Bias Rate on Interstitials Sink Strength (1000K)</text:p>
        </chart:title>
        <chart:legend chart:legend-position="end" svg:x="12.092cm" svg:y="3.487cm" style:legend-expansion="high" chart:style-name="ch3"/>
        <chart:plot-area chart:style-name="ch4" table:cell-range-address="Data.B36:Data.B38 Data.M36:Data.N38 Data.M40:Data.N42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36:Data.M38" loext:label-string="nano_ksi" chart:class="chart:scatter">
            <chart:domain table:cell-range-address="Data.B36:Data.B38"/>
            <chart:data-point chart:repeated="3"/>
          </chart:series>
          <chart:series chart:style-name="ch11" chart:values-cell-range-address="Data.N36:Data.N38" loext:label-string="nano_ksv" chart:class="chart:scatter">
            <chart:data-point chart:repeated="3"/>
          </chart:series>
          <chart:series chart:style-name="ch12" chart:values-cell-range-address="Data.M40:Data.M42" loext:label-string="micro_ksi" chart:class="chart:scatter">
            <chart:domain table:cell-range-address="Data.B40:Data.B42"/>
            <chart:data-point chart:repeated="3"/>
          </chart:series>
          <chart:series chart:style-name="ch13" chart:values-cell-range-address="Data.N40:Data.N42" loext:label-string="micro_ksv" chart:class="chart:scatter">
            <chart:domain table:cell-range-address="Data.B40:Data.B42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36:Data.B38</svg:desc>
                </draw:g>
              </table:table-cell>
              <table:table-cell office:value-type="float" office:value="1.8244402110523E+024">
                <text:p>1.8244402110523E+024</text:p>
                <draw:g>
                  <svg:desc>Data.M36:Data.M38</svg:desc>
                </draw:g>
              </table:table-cell>
              <table:table-cell office:value-type="float" office:value="6.99314693081896E+022">
                <text:p>6.99314693081896E+022</text:p>
                <draw:g>
                  <svg:desc>Data.N36:Data.N38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50001177901401.8">
                <text:p>50001177901401.8</text:p>
                <draw:g>
                  <svg:desc>Data.M40:Data.M42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48140117407526.4">
                <text:p>48140117407526.4</text:p>
                <draw:g>
                  <svg:desc>Data.N40:Data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6855945395E+024">
                <text:p>1.82436855945395E+024</text:p>
              </table:table-cell>
              <table:table-cell office:value-type="float" office:value="7.32895699061941E+022">
                <text:p>7.32895699061941E+022</text:p>
              </table:table-cell>
              <table:table-cell office:value-type="float" office:value="5">
                <text:p>5</text:p>
              </table:table-cell>
              <table:table-cell office:value-type="float" office:value="1.07529560699337E+015">
                <text:p>1.07529560699337E+015</text:p>
              </table:table-cell>
              <table:table-cell office:value-type="float" office:value="5">
                <text:p>5</text:p>
              </table:table-cell>
              <table:table-cell office:value-type="float" office:value="2235898664995.53">
                <text:p>2235898664995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6864067111E+024">
                <text:p>1.82436864067111E+024</text:p>
              </table:table-cell>
              <table:table-cell office:value-type="float" office:value="7.66331694285369E+022">
                <text:p>7.66331694285369E+022</text:p>
              </table:table-cell>
              <table:table-cell office:value-type="float" office:value="10">
                <text:p>10</text:p>
              </table:table-cell>
              <table:table-cell office:value-type="float" office:value="1650473762563399">
                <text:p>1650473762563399</text:p>
              </table:table-cell>
              <table:table-cell office:value-type="float" office:value="10">
                <text:p>10</text:p>
              </table:table-cell>
              <table:table-cell office:value-type="float" office:value="2021002396089.53">
                <text:p>2021002396089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